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LGC Sans" svg:font-family="'DejaVu LGC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3689in"/>
    </style:style>
    <style:style style:name="co2" style:family="table-column">
      <style:table-column-properties fo:break-before="auto" style:column-width="1.4839in"/>
    </style:style>
    <style:style style:name="co3" style:family="table-column">
      <style:table-column-properties fo:break-before="auto" style:column-width="1.8398in"/>
    </style:style>
    <style:style style:name="co4" style:family="table-column">
      <style:table-column-properties fo:break-before="auto" style:column-width="0.6835in"/>
    </style:style>
    <style:style style:name="co5" style:family="table-column">
      <style:table-column-properties fo:break-before="auto" style:column-width="0.7846in"/>
    </style:style>
    <style:style style:name="co6" style:family="table-column">
      <style:table-column-properties fo:break-before="auto" style:column-width="1.0575in"/>
    </style:style>
    <style:style style:name="co7" style:family="table-column">
      <style:table-column-properties fo:break-before="auto" style:column-width="0.4791in"/>
    </style:style>
    <style:style style:name="co8" style:family="table-column">
      <style:table-column-properties fo:break-before="auto" style:column-width="1.7661in"/>
    </style:style>
    <style:style style:name="co9" style:family="table-column">
      <style:table-column-properties fo:break-before="auto" style:column-width="0.4035in"/>
    </style:style>
    <style:style style:name="co10" style:family="table-column">
      <style:table-column-properties fo:break-before="auto" style:column-width="1.2055in"/>
    </style:style>
    <style:style style:name="co11" style:family="table-column">
      <style:table-column-properties fo:break-before="auto" style:column-width="1.1953in"/>
    </style:style>
    <style:style style:name="co12" style:family="table-column">
      <style:table-column-properties fo:break-before="auto" style:column-width="1.4035in"/>
    </style:style>
    <style:style style:name="co13" style:family="table-column">
      <style:table-column-properties fo:break-before="auto" style:column-width="0.6028in"/>
    </style:style>
    <style:style style:name="co14" style:family="table-column">
      <style:table-column-properties fo:break-before="auto" style:column-width="1.1728in"/>
    </style:style>
    <style:style style:name="co15" style:family="table-column">
      <style:table-column-properties fo:break-before="auto" style:column-width="0.652in"/>
    </style:style>
    <style:style style:name="co16" style:family="table-column">
      <style:table-column-properties fo:break-before="auto" style:column-width="3.0965in"/>
    </style:style>
    <style:style style:name="co17" style:family="table-column">
      <style:table-column-properties fo:break-before="auto" style:column-width="0.8925in"/>
    </style:style>
    <style:style style:name="co18" style:family="table-column">
      <style:table-column-properties fo:break-before="auto" style:column-width="1.2862in"/>
    </style:style>
    <style:style style:name="co19" style:family="table-column">
      <style:table-column-properties fo:break-before="auto" style:column-width="1.9165in"/>
    </style:style>
    <style:style style:name="co20" style:family="table-column">
      <style:table-column-properties fo:break-before="auto" style:column-width="1.4409in"/>
    </style:style>
    <style:style style:name="co21" style:family="table-column">
      <style:table-column-properties fo:break-before="auto" style:column-width="4.6654in"/>
    </style:style>
    <style:style style:name="co22" style:family="table-column">
      <style:table-column-properties fo:break-before="auto" style:column-width="3.1555in"/>
    </style:style>
    <style:style style:name="co23" style:family="table-column">
      <style:table-column-properties fo:break-before="auto" style:column-width="1.3835in"/>
    </style:style>
    <style:style style:name="ro1" style:family="table-row">
      <style:table-row-properties style:row-height="0.1717in" fo:break-before="auto" style:use-optimal-row-height="true"/>
    </style:style>
    <style:style style:name="ro2" style:family="table-row">
      <style:table-row-properties style:row-height="0.1811in" fo:break-before="auto" style:use-optimal-row-height="true"/>
    </style:style>
    <style:style style:name="ro3" style:family="table-row">
      <style:table-row-properties style:row-height="1.2925in" fo:break-before="auto" style:use-optimal-row-height="true"/>
    </style:style>
    <style:style style:name="ro4" style:family="table-row">
      <style:table-row-properties style:row-height="0.822in" fo:break-before="auto" style:use-optimal-row-height="true"/>
    </style:style>
    <style:style style:name="ro5" style:family="table-row">
      <style:table-row-properties style:row-height="0.202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>
      <style:text-properties fo:font-weight="bold"/>
    </style:style>
    <style:style style:name="ce2" style:family="table-cell" style:parent-style-name="Default">
      <style:table-cell-properties fo:wrap-option="wrap"/>
      <style:text-properties style:font-name="Nimbus Sans L" style:font-name-asian="DejaVu LGC Sans" style:font-name-complex="DejaVu LGC Sans" fo:hyphenate="false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>
      <style:table-cell-properties fo:wrap-option="no-wrap"/>
      <style:text-properties fo:color="#000000" fo:font-weight="bold"/>
    </style:style>
    <style:style style:name="ce5" style:family="table-cell" style:parent-style-name="Default">
      <style:table-cell-properties fo:wrap-option="no-wrap"/>
      <style:text-properties fo:color="#000000" fo:font-weight="normal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line-through-mode="continuous" style:font-name-asian="DejaVu Sans" style:font-size-asian="10pt" style:language-asian="en" style:country-asian="US" style:font-style-asian="normal" style:font-weight-asian="normal" style:font-name-complex="DejaVu Sans" style:font-size-complex="10pt" style:language-complex="en" style:country-complex="US" style:font-style-complex="normal" style:font-weight-complex="normal" style:text-emphasize="none" style:font-relief="none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font-name="Nimbus Roman No9 L" fo:font-size="10pt" fo:language="en" fo:country="US" fo:font-style="normal" fo:text-shadow="none" style:text-underline-style="none" fo:font-weight="normal" style:text-underline-mode="continuous" style:text-line-through-mode="continuous" style:font-name-asian="DejaVu Sans" style:font-size-asian="10pt" style:language-asian="en" style:country-asian="US" style:font-style-asian="normal" style:font-weight-asian="normal" style:font-name-complex="DejaVu Sans" style:font-size-complex="10pt" style:language-complex="en" style:country-complex="US" style:font-style-complex="normal" style:font-weight-complex="normal" style:text-emphasize="none" style:font-relief="none"/>
    </style:style>
    <style:style style:name="ce8" style:family="table-cell" style:parent-style-name="Default" style:data-style-name="N1">
      <style:table-cell-properties fo:wrap-option="no-wrap"/>
      <style:text-properties fo:color="#000000" fo:font-weight="normal"/>
    </style:style>
    <style:style style:name="ce9" style:family="table-cell" style:parent-style-name="Default" style:data-style-name="N100">
      <style:table-cell-properties fo:wrap-option="no-wrap"/>
      <style:text-properties fo:color="#000000" fo:font-weight="normal"/>
    </style:style>
    <style:style style:name="ce10" style:family="table-cell" style:parent-style-name="Default" style:data-style-name="N100"/>
    <style:style style:name="ce11" style:family="table-cell" style:parent-style-name="Default" style:data-style-name="N118">
      <style:table-cell-properties fo:wrap-option="no-wrap"/>
      <style:text-properties fo:color="#000000" fo:font-weight="bold"/>
    </style:style>
    <style:style style:name="ce12" style:family="table-cell" style:parent-style-name="Default" style:data-style-name="N118"/>
    <style:style style:name="ce13" style:family="table-cell" style:parent-style-name="Default" style:data-style-name="N118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line-through-mode="continuous" style:font-name-asian="DejaVu Sans" style:font-size-asian="10pt" style:language-asian="en" style:country-asian="US" style:font-style-asian="normal" style:font-weight-asian="normal" style:font-name-complex="DejaVu Sans" style:font-size-complex="10pt" style:language-complex="en" style:country-complex="US" style:font-style-complex="normal" style:font-weight-complex="normal" style:text-emphasize="none" style:font-relief="none"/>
    </style:style>
    <style:style style:name="ce14" style:family="table-cell" style:parent-style-name="Default" style:data-style-name="N118">
      <style:table-cell-properties fo:wrap-option="no-wrap"/>
      <style:text-properties fo:color="#000000" fo:font-weight="normal"/>
    </style:style>
    <style:style style:name="ce15" style:family="table-cell" style:parent-style-name="Default" style:data-style-name="N2">
      <style:table-cell-properties fo:wrap-option="no-wrap"/>
      <style:text-properties fo:color="#000000" fo:font-weight="normal"/>
    </style:style>
    <style:style style:name="ce16" style:family="table-cell" style:parent-style-name="Default" style:data-style-name="N119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 0in 0in 0in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ce12"/>
        <table:table-column table:style-name="co14" table:default-cell-style-name="ce12"/>
        <table:table-column table:style-name="co15" table:default-cell-style-name="Default"/>
        <table:table-column table:style-name="co16" table:default-cell-style-name="Default"/>
        <table:table-column table:style-name="co17" table:number-columns-repeated="240" table:default-cell-style-name="Default"/>
        <table:table-row table:style-name="ro1">
          <table:table-cell table:style-name="ce1" office:value-type="string">
            <text:p>Peter Check</text:p>
          </table:table-cell>
          <table:table-cell table:style-name="ce1" office:value-type="string">
            <text:p>Tom Check</text:p>
          </table:table-cell>
          <table:table-cell table:style-name="ce1" office:value-type="string">
            <text:p>Part no</text:p>
          </table:table-cell>
          <table:table-cell table:style-name="ce4" office:value-type="string">
            <text:p>Component Source</text:p>
          </table:table-cell>
          <table:table-cell table:style-name="ce4" office:value-type="string">
            <text:p>Component ID</text:p>
          </table:table-cell>
          <table:table-cell table:style-name="ce4" office:value-type="string">
            <text:p>Name</text:p>
          </table:table-cell>
          <table:table-cell table:style-name="ce1" office:value-type="string">
            <text:p>Manufacturer</text:p>
          </table:table-cell>
          <table:table-cell table:style-name="ce4" office:value-type="string">
            <text:p>Description</text:p>
          </table:table-cell>
          <table:table-cell table:style-name="ce4" office:value-type="string">
            <text:p>Quantity</text:p>
          </table:table-cell>
          <table:table-cell table:style-name="ce4" office:value-type="string">
            <text:p>Total Required</text:p>
          </table:table-cell>
          <table:table-cell table:style-name="ce4" office:value-type="string">
            <text:p>Price Break</text:p>
          </table:table-cell>
          <table:table-cell table:style-name="ce4" office:value-type="string">
            <text:p>Purchase Quantity</text:p>
          </table:table-cell>
          <table:table-cell table:style-name="ce11"/>
          <table:table-cell table:style-name="ce11" office:value-type="string">
            <text:p>Price</text:p>
          </table:table-cell>
          <table:table-cell table:style-name="ce4" office:value-type="string">
            <text:p>run total</text:p>
          </table:table-cell>
          <table:table-cell table:style-name="ce1" table:number-columns-repeated="241"/>
        </table:table-row>
        <table:table-row table:style-name="ro1">
          <table:table-cell/>
          <table:table-cell office:value-type="string">
            <text:p>N</text:p>
          </table:table-cell>
          <table:table-cell office:value-type="string">
            <text:p>C1,6,13</text:p>
          </table:table-cell>
          <table:table-cell office:value-type="string">
            <text:p>NOT FITTED</text:p>
          </table:table-cell>
          <table:table-cell table:number-columns-repeated="3"/>
          <table:table-cell office:value-type="string">
            <text:p>NOT FITTED</text:p>
          </table:table-cell>
          <table:table-cell office:value-type="float" office:value="0">
            <text:p>0</text:p>
          </table:table-cell>
          <table:table-cell table:style-name="ce8" table:formula="oooc:=[.I2]*[Sheet2.$B$1]" office:value-type="float" office:value="0">
            <text:p>0</text:p>
          </table:table-cell>
          <table:table-cell table:style-name="ce8"/>
          <table:table-cell table:style-name="ce8" office:value-type="float" office:value="0">
            <text:p>0</text:p>
          </table:table-cell>
          <table:table-cell/>
          <table:table-cell table:style-name="Default" table:formula="oooc:=[.M2]*[.L2]" office:value-type="float" office:value="0">
            <text:p>0</text:p>
          </table:table-cell>
          <table:table-cell table:number-columns-repeated="242"/>
        </table:table-row>
        <table:table-row table:style-name="ro1">
          <table:table-cell/>
          <table:table-cell office:value-type="string">
            <text:p>N</text:p>
          </table:table-cell>
          <table:table-cell office:value-type="string">
            <text:p>C18,19,21</text:p>
          </table:table-cell>
          <table:table-cell office:value-type="string">
            <text:p>NOT FITTED</text:p>
          </table:table-cell>
          <table:table-cell table:number-columns-repeated="3"/>
          <table:table-cell office:value-type="string">
            <text:p>NOT FITTED</text:p>
          </table:table-cell>
          <table:table-cell office:value-type="float" office:value="0">
            <text:p>0</text:p>
          </table:table-cell>
          <table:table-cell table:style-name="ce8" table:formula="oooc:=[.I3]*[Sheet2.$B$1]" office:value-type="float" office:value="0">
            <text:p>0</text:p>
          </table:table-cell>
          <table:table-cell table:style-name="ce8"/>
          <table:table-cell table:style-name="ce8" office:value-type="float" office:value="0">
            <text:p>0</text:p>
          </table:table-cell>
          <table:table-cell/>
          <table:table-cell table:style-name="Default" table:formula="oooc:=[.M3]*[.L3]" office:value-type="float" office:value="0">
            <text:p>0</text:p>
          </table:table-cell>
          <table:table-cell table:number-columns-repeated="242"/>
        </table:table-row>
        <table:table-row table:style-name="ro2">
          <table:table-cell table:number-columns-repeated="2" office:value-type="string">
            <text:p>Y</text:p>
          </table:table-cell>
          <table:table-cell office:value-type="string">
            <text:p>C2,7,14</text:p>
          </table:table-cell>
          <table:table-cell table:style-name="ce5" office:value-type="string">
            <text:p>Farnell</text:p>
          </table:table-cell>
          <table:table-cell office:value-type="float" office:value="1165327">
            <text:p>1165327</text:p>
          </table:table-cell>
          <table:table-cell table:number-columns-repeated="2"/>
          <table:table-cell office:value-type="string">
            <text:p>CAPACITOR, 68uF 50V</text:p>
          </table:table-cell>
          <table:table-cell table:style-name="ce8" office:value-type="float" office:value="3">
            <text:p>3</text:p>
          </table:table-cell>
          <table:table-cell table:style-name="ce8" table:formula="oooc:=[.I4]*[Sheet2.$B$1]" office:value-type="float" office:value="60">
            <text:p>60</text:p>
          </table:table-cell>
          <table:table-cell table:style-name="ce8" office:value-type="string">
            <text:p>5-99</text:p>
          </table:table-cell>
          <table:table-cell table:style-name="ce8" office:value-type="float" office:value="60">
            <text:p>60</text:p>
          </table:table-cell>
          <table:table-cell table:style-name="ce13" office:value-type="float" office:value="0.181">
            <text:p>0.181</text:p>
          </table:table-cell>
          <table:table-cell table:style-name="Default" table:formula="oooc:=[.M4]*[.L4]" office:value-type="float" office:value="10.86">
            <text:p>10.86</text:p>
          </table:table-cell>
          <table:table-cell table:number-columns-repeated="242"/>
        </table:table-row>
        <table:table-row table:style-name="ro2">
          <table:table-cell table:number-columns-repeated="2" office:value-type="string">
            <text:p>Y</text:p>
          </table:table-cell>
          <table:table-cell office:value-type="string">
            <text:p>C3,8,15</text:p>
          </table:table-cell>
          <table:table-cell table:style-name="ce5" office:value-type="string">
            <text:p>Farnell</text:p>
          </table:table-cell>
          <table:table-cell table:style-name="ce6" office:value-type="float" office:value="9451099">
            <text:p>9451099</text:p>
          </table:table-cell>
          <table:table-cell table:number-columns-repeated="2"/>
          <table:table-cell office:value-type="string">
            <text:p>CAPACITOR, 220UF 16V</text:p>
          </table:table-cell>
          <table:table-cell table:style-name="ce8" office:value-type="float" office:value="3">
            <text:p>3</text:p>
          </table:table-cell>
          <table:table-cell table:style-name="ce8" table:formula="oooc:=[.I5]*[Sheet2.$B$1]" office:value-type="float" office:value="60">
            <text:p>60</text:p>
          </table:table-cell>
          <table:table-cell table:style-name="ce8" office:value-type="string">
            <text:p>50-99</text:p>
          </table:table-cell>
          <table:table-cell table:style-name="ce8" office:value-type="float" office:value="60">
            <text:p>60</text:p>
          </table:table-cell>
          <table:table-cell office:value-type="float" office:value="0.66">
            <text:p>0.660</text:p>
          </table:table-cell>
          <table:table-cell table:style-name="Default" table:formula="oooc:=[.M5]*[.L5]" office:value-type="float" office:value="39.6">
            <text:p>39.6</text:p>
          </table:table-cell>
          <table:table-cell table:number-columns-repeated="242"/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Y</text:p>
          </table:table-cell>
          <table:table-cell office:value-type="string">
            <text:p>C4,9,16,20</text:p>
          </table:table-cell>
          <table:table-cell table:style-name="ce5" office:value-type="string">
            <text:p>Farnell</text:p>
          </table:table-cell>
          <table:table-cell office:value-type="float" office:value="1414037">
            <text:p>1414037</text:p>
          </table:table-cell>
          <table:table-cell table:number-columns-repeated="2"/>
          <table:table-cell office:value-type="string">
            <text:p>Capacitor 0603, 0.47uF</text:p>
          </table:table-cell>
          <table:table-cell table:style-name="ce8" office:value-type="float" office:value="3">
            <text:p>3</text:p>
          </table:table-cell>
          <table:table-cell table:style-name="ce8" table:formula="oooc:=[.I6]*[Sheet2.$B$1]" office:value-type="float" office:value="60">
            <text:p>60</text:p>
          </table:table-cell>
          <table:table-cell table:style-name="ce8" office:value-type="string">
            <text:p>10-99</text:p>
          </table:table-cell>
          <table:table-cell table:style-name="ce8" office:value-type="float" office:value="100">
            <text:p>100</text:p>
          </table:table-cell>
          <table:table-cell office:value-type="float" office:value="0.093">
            <text:p>0.093</text:p>
          </table:table-cell>
          <table:table-cell table:style-name="Default" table:formula="oooc:=[.M6]*[.L6]" office:value-type="float" office:value="9.3">
            <text:p>9.3</text:p>
          </table:table-cell>
          <table:table-cell/>
          <table:table-cell office:value-type="string">
            <text:p>Cheaper to order 100 for next price break</text:p>
          </table:table-cell>
          <table:table-cell table:number-columns-repeated="240"/>
        </table:table-row>
        <table:table-row table:style-name="ro1">
          <table:table-cell table:number-columns-repeated="2" office:value-type="string">
            <text:p>Y</text:p>
          </table:table-cell>
          <table:table-cell office:value-type="string">
            <text:p>C5,10,11,12,17</text:p>
          </table:table-cell>
          <table:table-cell table:style-name="ce5" office:value-type="string">
            <text:p>Farnell</text:p>
          </table:table-cell>
          <table:table-cell office:value-type="float" office:value="1301716">
            <text:p>1301716</text:p>
          </table:table-cell>
          <table:table-cell table:number-columns-repeated="2"/>
          <table:table-cell office:value-type="string">
            <text:p>Capacitor 0603, 100nF</text:p>
          </table:table-cell>
          <table:table-cell office:value-type="float" office:value="5">
            <text:p>5</text:p>
          </table:table-cell>
          <table:table-cell table:style-name="ce8" table:formula="oooc:=[.I7]*[Sheet2.$B$1]" office:value-type="float" office:value="100">
            <text:p>100</text:p>
          </table:table-cell>
          <table:table-cell table:style-name="ce8" office:value-type="string">
            <text:p>50-249</text:p>
          </table:table-cell>
          <table:table-cell table:style-name="ce8" office:value-type="float" office:value="100">
            <text:p>100</text:p>
          </table:table-cell>
          <table:table-cell office:value-type="float" office:value="0.044">
            <text:p>0.044</text:p>
          </table:table-cell>
          <table:table-cell table:style-name="Default" table:formula="oooc:=[.M7]*[.L7]" office:value-type="float" office:value="4.4">
            <text:p>4.4</text:p>
          </table:table-cell>
          <table:table-cell table:number-columns-repeated="242"/>
        </table:table-row>
        <table:table-row table:style-name="ro1">
          <table:table-cell office:value-type="string">
            <text:p>Y</text:p>
          </table:table-cell>
          <table:table-cell/>
          <table:table-cell office:value-type="string">
            <text:p>CON-CHGIN </text:p>
          </table:table-cell>
          <table:table-cell office:value-type="string">
            <text:p>RS</text:p>
          </table:table-cell>
          <table:table-cell office:value-type="string">
            <text:p>486-678 </text:p>
          </table:table-cell>
          <table:table-cell table:number-columns-repeated="2"/>
          <table:table-cell office:value-type="string">
            <text:p>Power Jack socket,2.5mm 12V</text:p>
          </table:table-cell>
          <table:table-cell office:value-type="float" office:value="1">
            <text:p>1</text:p>
          </table:table-cell>
          <table:table-cell table:style-name="ce8" table:formula="oooc:=[.I8]*[Sheet2.$B$1]" office:value-type="float" office:value="20">
            <text:p>20</text:p>
          </table:table-cell>
          <table:table-cell table:style-name="ce9" office:value-type="string">
            <text:p>10-150</text:p>
          </table:table-cell>
          <table:table-cell table:style-name="ce8" office:value-type="float" office:value="20">
            <text:p>20</text:p>
          </table:table-cell>
          <table:table-cell office:value-type="float" office:value="0.45">
            <text:p>0.450</text:p>
          </table:table-cell>
          <table:table-cell table:style-name="Default" table:formula="oooc:=[.M8]*[.L8]" office:value-type="float" office:value="9">
            <text:p>9</text:p>
          </table:table-cell>
          <table:table-cell table:number-columns-repeated="242"/>
        </table:table-row>
        <table:table-row table:style-name="ro3">
          <table:table-cell office:value-type="string">
            <text:p>Y + 2</text:p>
          </table:table-cell>
          <table:table-cell office:value-type="float" office:value="142">
            <text:p>142</text:p>
          </table:table-cell>
          <table:table-cell table:style-name="ce2" office:value-type="string">
            <text:p>CON-CHRG-CHARGE, <text:s text:c="3"/>CON-CHRG-COM, <text:s text:c="9"/>CON-CHRG-RUN , <text:s text:c="9"/>CON-MOTPWR+, <text:s text:c="13"/>CON-MOTPWRGND, <text:s text:c="6"/>CON-VBATT+VE, <text:s text:c="10"/>CON-VBATT-VE</text:p>
          </table:table-cell>
          <table:table-cell table:style-name="ce5" office:value-type="string">
            <text:p>Farnell</text:p>
          </table:table-cell>
          <table:table-cell office:value-type="float" office:value="4215590">
            <text:p>4215590</text:p>
          </table:table-cell>
          <table:table-cell table:number-columns-repeated="2"/>
          <table:table-cell office:value-type="string">
            <text:p>Tap, R/A 6.3 X 0.8</text:p>
          </table:table-cell>
          <table:table-cell table:style-name="ce8" office:value-type="float" office:value="7">
            <text:p>7</text:p>
          </table:table-cell>
          <table:table-cell table:style-name="ce8" table:formula="oooc:=[.I9]*[Sheet2.$B$1]" office:value-type="float" office:value="140">
            <text:p>140</text:p>
          </table:table-cell>
          <table:table-cell table:style-name="ce8" office:value-type="string">
            <text:p>100-499</text:p>
          </table:table-cell>
          <table:table-cell table:style-name="ce8" office:value-type="float" office:value="140">
            <text:p>140</text:p>
          </table:table-cell>
          <table:table-cell office:value-type="float" office:value="0.054">
            <text:p>0.054</text:p>
          </table:table-cell>
          <table:table-cell table:style-name="Default" table:formula="oooc:=[.M9]*[.L9]" office:value-type="float" office:value="7.56">
            <text:p>7.56</text:p>
          </table:table-cell>
          <table:table-cell table:number-columns-repeated="242"/>
        </table:table-row>
        <table:table-row table:style-name="ro1">
          <table:table-cell/>
          <table:table-cell office:value-type="string">
            <text:p>N</text:p>
          </table:table-cell>
          <table:table-cell office:value-type="string">
            <text:p>CON-ICSP </text:p>
          </table:table-cell>
          <table:table-cell table:style-name="ce5" office:value-type="string">
            <text:p>NOT FITTED</text:p>
          </table:table-cell>
          <table:table-cell office:value-type="float" office:value="3418327">
            <text:p>3418327</text:p>
          </table:table-cell>
          <table:table-cell table:number-columns-repeated="2"/>
          <table:table-cell office:value-type="string">
            <text:p>NOT FITTED</text:p>
          </table:table-cell>
          <table:table-cell office:value-type="float" office:value="0">
            <text:p>0</text:p>
          </table:table-cell>
          <table:table-cell table:style-name="ce8" table:formula="oooc:=[.I10]*[Sheet2.$B$1]" office:value-type="float" office:value="0">
            <text:p>0</text:p>
          </table:table-cell>
          <table:table-cell table:style-name="ce8"/>
          <table:table-cell table:style-name="ce8" office:value-type="float" office:value="0">
            <text:p>0</text:p>
          </table:table-cell>
          <table:table-cell office:value-type="float" office:value="0.175">
            <text:p>0.175</text:p>
          </table:table-cell>
          <table:table-cell table:style-name="Default" table:formula="oooc:=[.M10]*[.L10]" office:value-type="float" office:value="0">
            <text:p>0</text:p>
          </table:table-cell>
          <table:table-cell table:number-columns-repeated="242"/>
        </table:table-row>
        <table:table-row table:style-name="ro4">
          <table:table-cell office:value-type="string">
            <text:p>Y + 2</text:p>
          </table:table-cell>
          <table:table-cell office:value-type="float" office:value="102">
            <text:p>102</text:p>
          </table:table-cell>
          <table:table-cell table:style-name="ce3" office:value-type="string">
            <text:p>CON-LOGICPWR1, <text:s text:c="8"/>CON-LOGICPWR2, <text:s text:c="8"/>CON-SERVO+VE, <text:s text:c="10"/>CON-SERVO_GND, <text:s text:c="8"/>CON-CHRG-CHARGE</text:p>
          </table:table-cell>
          <table:table-cell table:style-name="ce5" office:value-type="string">
            <text:p>Farnell</text:p>
          </table:table-cell>
          <table:table-cell office:value-type="float" office:value="4215588">
            <text:p>4215588</text:p>
          </table:table-cell>
          <table:table-cell table:number-columns-repeated="2"/>
          <table:table-cell office:value-type="string">
            <text:p>Tap, Straight 4.8 X 0.8</text:p>
          </table:table-cell>
          <table:table-cell table:style-name="ce8" office:value-type="float" office:value="5">
            <text:p>5</text:p>
          </table:table-cell>
          <table:table-cell table:style-name="ce8" table:formula="oooc:=[.I11]*[Sheet2.$B$1]" office:value-type="float" office:value="100">
            <text:p>100</text:p>
          </table:table-cell>
          <table:table-cell table:style-name="ce8" office:value-type="string">
            <text:p>100-499</text:p>
          </table:table-cell>
          <table:table-cell table:style-name="ce8" office:value-type="float" office:value="100">
            <text:p>100</text:p>
          </table:table-cell>
          <table:table-cell office:value-type="float" office:value="0.088">
            <text:p>0.088</text:p>
          </table:table-cell>
          <table:table-cell table:style-name="Default" table:formula="oooc:=[.M11]*[.L11]" office:value-type="float" office:value="8.8">
            <text:p>8.8</text:p>
          </table:table-cell>
          <table:table-cell table:number-columns-repeated="242"/>
        </table:table-row>
        <table:table-row table:style-name="ro1">
          <table:table-cell table:number-columns-repeated="2" office:value-type="string">
            <text:p>Y</text:p>
          </table:table-cell>
          <table:table-cell office:value-type="string">
            <text:p>CON-PICTX</text:p>
          </table:table-cell>
          <table:table-cell table:style-name="ce5" office:value-type="string">
            <text:p>Farnell</text:p>
          </table:table-cell>
          <table:table-cell office:value-type="float" office:value="1248140">
            <text:p>1248140</text:p>
          </table:table-cell>
          <table:table-cell table:number-columns-repeated="2"/>
          <table:table-cell office:value-type="string">
            <text:p>Header, 2x1</text:p>
          </table:table-cell>
          <table:table-cell office:value-type="float" office:value="1">
            <text:p>1</text:p>
          </table:table-cell>
          <table:table-cell table:style-name="ce8" table:formula="oooc:=[.I12]*[Sheet2.$B$1]" office:value-type="float" office:value="20">
            <text:p>20</text:p>
          </table:table-cell>
          <table:table-cell table:style-name="ce8"/>
          <table:table-cell table:style-name="ce8" office:value-type="float" office:value="20">
            <text:p>20</text:p>
          </table:table-cell>
          <table:table-cell office:value-type="float" office:value="0.062">
            <text:p>0.062</text:p>
          </table:table-cell>
          <table:table-cell table:style-name="Default" table:formula="oooc:=[.M12]*[.L12]" office:value-type="float" office:value="1.24">
            <text:p>1.24</text:p>
          </table:table-cell>
          <table:table-cell table:number-columns-repeated="242"/>
        </table:table-row>
        <table:table-row table:style-name="ro1">
          <table:table-cell table:number-columns-repeated="2" office:value-type="string">
            <text:p>Y</text:p>
          </table:table-cell>
          <table:table-cell office:value-type="string">
            <text:p>CON-SLUG <text:s text:c="2"/></text:p>
          </table:table-cell>
          <table:table-cell table:style-name="ce5" office:value-type="string">
            <text:p>Farnell</text:p>
          </table:table-cell>
          <table:table-cell office:value-type="float" office:value="1248154">
            <text:p>1248154</text:p>
          </table:table-cell>
          <table:table-cell table:number-columns-repeated="2"/>
          <table:table-cell office:value-type="string">
            <text:p>Header, 7x1</text:p>
          </table:table-cell>
          <table:table-cell office:value-type="float" office:value="1">
            <text:p>1</text:p>
          </table:table-cell>
          <table:table-cell table:style-name="ce8" table:formula="oooc:=[.I13]*[Sheet2.$B$1]" office:value-type="float" office:value="20">
            <text:p>20</text:p>
          </table:table-cell>
          <table:table-cell table:style-name="ce9" office:value-type="string">
            <text:p>10-49</text:p>
          </table:table-cell>
          <table:table-cell table:style-name="ce8" office:value-type="float" office:value="20">
            <text:p>20</text:p>
          </table:table-cell>
          <table:table-cell office:value-type="float" office:value="0.22">
            <text:p>0.220</text:p>
          </table:table-cell>
          <table:table-cell table:style-name="Default" table:formula="oooc:=[.M13]*[.L13]" office:value-type="float" office:value="4.4">
            <text:p>4.4</text:p>
          </table:table-cell>
          <table:table-cell table:number-columns-repeated="242"/>
        </table:table-row>
        <table:table-row table:style-name="ro5">
          <table:table-cell table:number-columns-repeated="2" office:value-type="string">
            <text:p>Y</text:p>
          </table:table-cell>
          <table:table-cell office:value-type="string">
            <text:p>CON-USB1 <text:s/></text:p>
          </table:table-cell>
          <table:table-cell table:style-name="ce5" office:value-type="string">
            <text:p>Farnell</text:p>
          </table:table-cell>
          <table:table-cell table:style-name="ce7" office:value-type="float" office:value="1177885">
            <text:p>1177885</text:p>
          </table:table-cell>
          <table:table-cell office:value-type="string">
            <text:p>2411 02</text:p>
          </table:table-cell>
          <table:table-cell/>
          <table:table-cell office:value-type="string">
            <text:p>USB Socket, type B</text:p>
          </table:table-cell>
          <table:table-cell table:style-name="ce8" office:value-type="float" office:value="1">
            <text:p>1</text:p>
          </table:table-cell>
          <table:table-cell table:style-name="ce8" table:formula="oooc:=[.I14]*[Sheet2.$B$1]" office:value-type="float" office:value="20">
            <text:p>20</text:p>
          </table:table-cell>
          <table:table-cell table:style-name="ce9" office:value-type="string">
            <text:p>10—49</text:p>
          </table:table-cell>
          <table:table-cell table:style-name="ce8" office:value-type="float" office:value="20">
            <text:p>20</text:p>
          </table:table-cell>
          <table:table-cell office:value-type="float" office:value="0.23">
            <text:p>0.230</text:p>
          </table:table-cell>
          <table:table-cell table:style-name="Default" table:formula="oooc:=[.M14]*[.L14]" office:value-type="float" office:value="4.6">
            <text:p>4.6</text:p>
          </table:table-cell>
          <table:table-cell table:style-name="ce15" table:formula="oooc:=H#REF!*M#REF!" office:value-type="float" office:value="0">
            <text:p>#NAME?</text:p>
          </table:table-cell>
          <table:table-cell table:number-columns-repeated="241"/>
        </table:table-row>
        <table:table-row table:style-name="ro1">
          <table:table-cell office:value-type="string">
            <text:p>Y + 1</text:p>
          </table:table-cell>
          <table:table-cell office:value-type="string">
            <text:p>Y</text:p>
          </table:table-cell>
          <table:table-cell office:value-type="string">
            <text:p>CON1,2,3,4</text:p>
          </table:table-cell>
          <table:table-cell table:style-name="ce5" office:value-type="string">
            <text:p>Farnell</text:p>
          </table:table-cell>
          <table:table-cell office:value-type="float" office:value="3938335">
            <text:p>3938335</text:p>
          </table:table-cell>
          <table:table-cell table:number-columns-repeated="2"/>
          <table:table-cell office:value-type="string">
            <text:p>RJ11 Socket 4P4C</text:p>
          </table:table-cell>
          <table:table-cell office:value-type="float" office:value="4">
            <text:p>4</text:p>
          </table:table-cell>
          <table:table-cell table:style-name="ce8" table:formula="oooc:=[.I15]*[Sheet2.$B$1]" office:value-type="float" office:value="80">
            <text:p>80</text:p>
          </table:table-cell>
          <table:table-cell table:style-name="ce9" office:value-type="string">
            <text:p>10-99</text:p>
          </table:table-cell>
          <table:table-cell table:style-name="ce8" office:value-type="float" office:value="80">
            <text:p>80</text:p>
          </table:table-cell>
          <table:table-cell office:value-type="float" office:value="0.29">
            <text:p>0.290</text:p>
          </table:table-cell>
          <table:table-cell table:style-name="Default" table:formula="oooc:=[.M15]*[.L15]" office:value-type="float" office:value="23.2">
            <text:p>23.2</text:p>
          </table:table-cell>
          <table:table-cell table:number-columns-repeated="242"/>
        </table:table-row>
        <table:table-row table:style-name="ro5">
          <table:table-cell table:number-columns-repeated="2" office:value-type="string">
            <text:p>Y</text:p>
          </table:table-cell>
          <table:table-cell office:value-type="string">
            <text:p>D1,2,3</text:p>
          </table:table-cell>
          <table:table-cell table:style-name="ce5" office:value-type="string">
            <text:p>Farnell</text:p>
          </table:table-cell>
          <table:table-cell table:style-name="ce7" office:value-type="float" office:value="1336553">
            <text:p>1336553</text:p>
          </table:table-cell>
          <table:table-cell office:value-type="string">
            <text:p><text:s/>1N5822</text:p>
          </table:table-cell>
          <table:table-cell/>
          <table:table-cell office:value-type="string">
            <text:p>Diode</text:p>
          </table:table-cell>
          <table:table-cell table:style-name="ce8" office:value-type="float" office:value="3">
            <text:p>3</text:p>
          </table:table-cell>
          <table:table-cell table:style-name="ce8" table:formula="oooc:=[.I16]*[Sheet2.$B$1]" office:value-type="float" office:value="60">
            <text:p>60</text:p>
          </table:table-cell>
          <table:table-cell table:style-name="ce8" office:value-type="string">
            <text:p>5-99</text:p>
          </table:table-cell>
          <table:table-cell table:style-name="ce8" office:value-type="float" office:value="60">
            <text:p>60</text:p>
          </table:table-cell>
          <table:table-cell office:value-type="float" office:value="0.37">
            <text:p>0.370</text:p>
          </table:table-cell>
          <table:table-cell table:style-name="Default" table:formula="oooc:=[.M16]*[.L16]" office:value-type="float" office:value="22.2">
            <text:p>22.2</text:p>
          </table:table-cell>
          <table:table-cell table:number-columns-repeated="242"/>
        </table:table-row>
        <table:table-row table:style-name="ro1">
          <table:table-cell office:value-type="string">
            <text:p>Y 18(O) + 2</text:p>
          </table:table-cell>
          <table:table-cell office:value-type="float" office:value="18">
            <text:p>18</text:p>
          </table:table-cell>
          <table:table-cell office:value-type="string">
            <text:p>D4</text:p>
          </table:table-cell>
          <table:table-cell table:style-name="ce5" office:value-type="string">
            <text:p>Farnell</text:p>
          </table:table-cell>
          <table:table-cell office:value-type="float" office:value="1298442">
            <text:p>1298442</text:p>
          </table:table-cell>
          <table:table-cell office:value-type="string">
            <text:p>12CWQ04FNTRPBF</text:p>
          </table:table-cell>
          <table:table-cell/>
          <table:table-cell office:value-type="string">
            <text:p>Diode D-PAK</text:p>
          </table:table-cell>
          <table:table-cell office:value-type="float" office:value="1">
            <text:p>1</text:p>
          </table:table-cell>
          <table:table-cell table:style-name="ce8" table:formula="oooc:=[.I17]*[Sheet2.$B$1]" office:value-type="float" office:value="20">
            <text:p>20</text:p>
          </table:table-cell>
          <table:table-cell table:style-name="ce10" office:value-type="string">
            <text:p>1-24</text:p>
          </table:table-cell>
          <table:table-cell table:style-name="ce8" office:value-type="float" office:value="20">
            <text:p>20</text:p>
          </table:table-cell>
          <table:table-cell office:value-type="float" office:value="0.78">
            <text:p>0.780</text:p>
          </table:table-cell>
          <table:table-cell table:style-name="Default" table:formula="oooc:=[.M17]*[.L17]" office:value-type="float" office:value="15.6">
            <text:p>15.6</text:p>
          </table:table-cell>
          <table:table-cell table:number-columns-repeated="242"/>
        </table:table-row>
        <table:table-row table:style-name="ro1">
          <table:table-cell table:number-columns-repeated="2"/>
          <table:table-cell office:value-type="string">
            <text:p>IC1</text:p>
          </table:table-cell>
          <table:table-cell table:style-name="ce5" office:value-type="string">
            <text:p>Farnell</text:p>
          </table:table-cell>
          <table:table-cell office:value-type="float" office:value="1292279">
            <text:p>1292279</text:p>
          </table:table-cell>
          <table:table-cell office:value-type="string">
            <text:p>PIC18LF4550-I/PT</text:p>
          </table:table-cell>
          <table:table-cell office:value-type="string">
            <text:p>12CWQ04FNTRPBF</text:p>
          </table:table-cell>
          <table:table-cell office:value-type="string">
            <text:p>Micro-controller</text:p>
          </table:table-cell>
          <table:table-cell table:style-name="ce8" office:value-type="float" office:value="1">
            <text:p>1</text:p>
          </table:table-cell>
          <table:table-cell table:style-name="ce8" table:formula="oooc:=[.I18]*[Sheet2.$B$1]" office:value-type="float" office:value="20">
            <text:p>20</text:p>
          </table:table-cell>
          <table:table-cell table:style-name="ce8" office:value-type="string">
            <text:p>10-99</text:p>
          </table:table-cell>
          <table:table-cell table:style-name="ce8" office:value-type="float" office:value="20">
            <text:p>20</text:p>
          </table:table-cell>
          <table:table-cell office:value-type="float" office:value="5.43">
            <text:p>5.430</text:p>
          </table:table-cell>
          <table:table-cell table:style-name="Default" table:formula="oooc:=[.M18]*[.L18]" office:value-type="float" office:value="108.6">
            <text:p>108.6</text:p>
          </table:table-cell>
          <table:table-cell table:number-columns-repeated="242"/>
        </table:table-row>
        <table:table-row table:style-name="ro1">
          <table:table-cell office:value-type="string">
            <text:p>Y</text:p>
          </table:table-cell>
          <table:table-cell/>
          <table:table-cell office:value-type="string">
            <text:p>IC2,3,4</text:p>
          </table:table-cell>
          <table:table-cell table:style-name="ce5" office:value-type="string">
            <text:p>Farnell</text:p>
          </table:table-cell>
          <table:table-cell office:value-type="float" office:value="9725342">
            <text:p>9725342</text:p>
          </table:table-cell>
          <table:table-cell office:value-type="string">
            <text:p>MAX1626ESA+</text:p>
          </table:table-cell>
          <table:table-cell office:value-type="string">
            <text:p>Maxim</text:p>
          </table:table-cell>
          <table:table-cell office:value-type="string">
            <text:p>Switch-mode controller</text:p>
          </table:table-cell>
          <table:table-cell table:style-name="ce8" office:value-type="float" office:value="3">
            <text:p>3</text:p>
          </table:table-cell>
          <table:table-cell table:style-name="ce8" table:formula="oooc:=[.I19]*[Sheet2.$B$1]" office:value-type="float" office:value="60">
            <text:p>60</text:p>
          </table:table-cell>
          <table:table-cell table:style-name="ce8" office:value-type="string">
            <text:p>10-99</text:p>
          </table:table-cell>
          <table:table-cell table:style-name="ce8" office:value-type="float" office:value="60">
            <text:p>60</text:p>
          </table:table-cell>
          <table:table-cell office:value-type="float" office:value="1.95">
            <text:p>1.950</text:p>
          </table:table-cell>
          <table:table-cell table:style-name="Default" table:formula="oooc:=[.M19]*[.L19]" office:value-type="float" office:value="117">
            <text:p>117</text:p>
          </table:table-cell>
          <table:table-cell table:style-name="ce15" table:formula="oooc:=[.I19]*[.N19]" office:value-type="float" office:value="351">
            <text:p>351.00</text:p>
          </table:table-cell>
          <table:table-cell table:number-columns-repeated="241"/>
        </table:table-row>
        <table:table-row table:style-name="ro1">
          <table:table-cell table:number-columns-repeated="2"/>
          <table:table-cell office:value-type="string">
            <text:p>IC5</text:p>
          </table:table-cell>
          <table:table-cell table:style-name="ce5" office:value-type="string">
            <text:p>maxim direct</text:p>
          </table:table-cell>
          <table:table-cell/>
          <table:table-cell office:value-type="string">
            <text:p>max4069</text:p>
          </table:table-cell>
          <table:table-cell office:value-type="string">
            <text:p>Maxim</text:p>
          </table:table-cell>
          <table:table-cell office:value-type="string">
            <text:p>Current sense amplifier</text:p>
          </table:table-cell>
          <table:table-cell table:style-name="ce8" office:value-type="float" office:value="1">
            <text:p>1</text:p>
          </table:table-cell>
          <table:table-cell table:style-name="ce8" table:formula="oooc:=[.I20]*[Sheet2.$B$1]" office:value-type="float" office:value="20">
            <text:p>20</text:p>
          </table:table-cell>
          <table:table-cell table:style-name="ce8"/>
          <table:table-cell table:style-name="ce8" office:value-type="float" office:value="20">
            <text:p>20</text:p>
          </table:table-cell>
          <table:table-cell/>
          <table:table-cell table:style-name="Default" table:formula="oooc:=[.M20]*[.L20]" office:value-type="float" office:value="0">
            <text:p>0</text:p>
          </table:table-cell>
          <table:table-cell table:number-columns-repeated="242"/>
        </table:table-row>
        <table:table-row table:style-name="ro1">
          <table:table-cell table:number-columns-repeated="2" office:value-type="string">
            <text:p>Y</text:p>
          </table:table-cell>
          <table:table-cell office:value-type="string">
            <text:p>L1,2,3</text:p>
          </table:table-cell>
          <table:table-cell table:style-name="ce5" office:value-type="string">
            <text:p>Farnell</text:p>
          </table:table-cell>
          <table:table-cell office:value-type="float" office:value="9753362">
            <text:p>9753362</text:p>
          </table:table-cell>
          <table:table-cell table:number-columns-repeated="2"/>
          <table:table-cell office:value-type="string">
            <text:p>Inductor, Axial 22UH</text:p>
          </table:table-cell>
          <table:table-cell table:style-name="ce8" office:value-type="float" office:value="3">
            <text:p>3</text:p>
          </table:table-cell>
          <table:table-cell table:style-name="ce8" table:formula="oooc:=[.I21]*[Sheet2.$B$1]" office:value-type="float" office:value="60">
            <text:p>60</text:p>
          </table:table-cell>
          <table:table-cell table:style-name="ce8" office:value-type="string">
            <text:p>25-99</text:p>
          </table:table-cell>
          <table:table-cell table:style-name="ce8" office:value-type="float" office:value="60">
            <text:p>60</text:p>
          </table:table-cell>
          <table:table-cell office:value-type="float" office:value="0.66">
            <text:p>0.660</text:p>
          </table:table-cell>
          <table:table-cell table:style-name="Default" table:formula="oooc:=[.M21]*[.L21]" office:value-type="float" office:value="39.6">
            <text:p>39.6</text:p>
          </table:table-cell>
          <table:table-cell table:number-columns-repeated="242"/>
        </table:table-row>
        <table:table-row table:style-name="ro1">
          <table:table-cell office:value-type="string">
            <text:p>Y O</text:p>
          </table:table-cell>
          <table:table-cell office:value-type="string">
            <text:p>Y</text:p>
          </table:table-cell>
          <table:table-cell office:value-type="string">
            <text:p>Led1,2,3,4,5,6,7</text:p>
          </table:table-cell>
          <table:table-cell table:style-name="ce5" office:value-type="string">
            <text:p>Farnell</text:p>
          </table:table-cell>
          <table:table-cell office:value-type="float" office:value="1003196">
            <text:p>1003196</text:p>
          </table:table-cell>
          <table:table-cell table:number-columns-repeated="2"/>
          <table:table-cell office:value-type="string">
            <text:p>LED, 3mm. <text:s/>Red.</text:p>
          </table:table-cell>
          <table:table-cell office:value-type="float" office:value="7">
            <text:p>7</text:p>
          </table:table-cell>
          <table:table-cell table:style-name="ce8" table:formula="oooc:=[.I22]*[Sheet2.$B$1]" office:value-type="float" office:value="140">
            <text:p>140</text:p>
          </table:table-cell>
          <table:table-cell table:style-name="ce8" office:value-type="string">
            <text:p>100-499</text:p>
          </table:table-cell>
          <table:table-cell table:style-name="ce8" office:value-type="float" office:value="140">
            <text:p>140</text:p>
          </table:table-cell>
          <table:table-cell office:value-type="float" office:value="0.074">
            <text:p>0.074</text:p>
          </table:table-cell>
          <table:table-cell table:style-name="Default" table:formula="oooc:=[.M22]*[.L22]" office:value-type="float" office:value="10.36">
            <text:p>10.36</text:p>
          </table:table-cell>
          <table:table-cell table:number-columns-repeated="242"/>
        </table:table-row>
        <table:table-row table:style-name="ro1">
          <table:table-cell table:number-columns-repeated="2" office:value-type="string">
            <text:p>Y</text:p>
          </table:table-cell>
          <table:table-cell office:value-type="string">
            <text:p>Q1,2,3</text:p>
          </table:table-cell>
          <table:table-cell table:style-name="ce5" office:value-type="string">
            <text:p>Farnell</text:p>
          </table:table-cell>
          <table:table-cell office:value-type="float" office:value="9846204">
            <text:p>9846204</text:p>
          </table:table-cell>
          <table:table-cell office:value-type="string">
            <text:p>FDS4435</text:p>
          </table:table-cell>
          <table:table-cell office:value-type="string">
            <text:p>Fairchild</text:p>
          </table:table-cell>
          <table:table-cell office:value-type="string">
            <text:p>MOSFET – SO-8</text:p>
          </table:table-cell>
          <table:table-cell table:style-name="ce8" office:value-type="float" office:value="3">
            <text:p>3</text:p>
          </table:table-cell>
          <table:table-cell table:style-name="ce8" table:formula="oooc:=[.I23]*[Sheet2.$B$1]" office:value-type="float" office:value="60">
            <text:p>60</text:p>
          </table:table-cell>
          <table:table-cell table:style-name="ce8" office:value-type="string">
            <text:p>25-99</text:p>
          </table:table-cell>
          <table:table-cell table:style-name="ce8" office:value-type="float" office:value="60">
            <text:p>60</text:p>
          </table:table-cell>
          <table:table-cell office:value-type="float" office:value="0.47">
            <text:p>0.470</text:p>
          </table:table-cell>
          <table:table-cell table:style-name="Default" table:formula="oooc:=[.M23]*[.L23]" office:value-type="float" office:value="28.2">
            <text:p>28.2</text:p>
          </table:table-cell>
          <table:table-cell table:number-columns-repeated="242"/>
        </table:table-row>
        <table:table-row table:style-name="ro1">
          <table:table-cell/>
          <table:table-cell office:value-type="string">
            <text:p>In motor box</text:p>
          </table:table-cell>
          <table:table-cell office:value-type="string">
            <text:p>Q4,5,6</text:p>
          </table:table-cell>
          <table:table-cell table:style-name="ce5" office:value-type="string">
            <text:p>Farnell</text:p>
          </table:table-cell>
          <table:table-cell office:value-type="float" office:value="1021754">
            <text:p>1021754</text:p>
          </table:table-cell>
          <table:table-cell office:value-type="string">
            <text:p>2N7002</text:p>
          </table:table-cell>
          <table:table-cell/>
          <table:table-cell office:value-type="string">
            <text:p>MOSTFET n-channel, SOT23</text:p>
          </table:table-cell>
          <table:table-cell table:style-name="ce8" office:value-type="float" office:value="3">
            <text:p>3</text:p>
          </table:table-cell>
          <table:table-cell table:style-name="ce8" table:formula="oooc:=[.I24]*[Sheet2.$B$1]" office:value-type="float" office:value="60">
            <text:p>60</text:p>
          </table:table-cell>
          <table:table-cell table:style-name="ce8" office:value-type="string">
            <text:p>25-99</text:p>
          </table:table-cell>
          <table:table-cell table:style-name="ce8" office:value-type="float" office:value="60">
            <text:p>60</text:p>
          </table:table-cell>
          <table:table-cell office:value-type="float" office:value="0.061">
            <text:p>0.061</text:p>
          </table:table-cell>
          <table:table-cell table:style-name="Default" table:formula="oooc:=[.M24]*[.L24]" office:value-type="float" office:value="3.66">
            <text:p>3.66</text:p>
          </table:table-cell>
          <table:table-cell table:style-name="ce15" table:formula="oooc:=[.I24]*[.N24]" office:value-type="float" office:value="10.98">
            <text:p>10.98</text:p>
          </table:table-cell>
          <table:table-cell table:number-columns-repeated="241"/>
        </table:table-row>
        <table:table-row table:style-name="ro1">
          <table:table-cell office:value-type="string">
            <text:p>Y + 20</text:p>
          </table:table-cell>
          <table:table-cell office:value-type="float" office:value="200">
            <text:p>200</text:p>
          </table:table-cell>
          <table:table-cell office:value-type="string">
            <text:p>R1,9,10,11,12,15,21,22,23,24</text:p>
          </table:table-cell>
          <table:table-cell table:style-name="ce5" office:value-type="string">
            <text:p>Farnell</text:p>
          </table:table-cell>
          <table:table-cell office:value-type="float" office:value="9331930">
            <text:p>9331930</text:p>
          </table:table-cell>
          <table:table-cell table:number-columns-repeated="2"/>
          <table:table-cell office:value-type="string">
            <text:p>RESISTOR, 0603 220K</text:p>
          </table:table-cell>
          <table:table-cell office:value-type="float" office:value="9">
            <text:p>9</text:p>
          </table:table-cell>
          <table:table-cell table:style-name="ce8" table:formula="oooc:=[.I25]*[Sheet2.$B$1]" office:value-type="float" office:value="180">
            <text:p>180</text:p>
          </table:table-cell>
          <table:table-cell table:style-name="ce8" office:value-type="string">
            <text:p>50-249</text:p>
          </table:table-cell>
          <table:table-cell table:style-name="ce8" office:value-type="float" office:value="180">
            <text:p>180</text:p>
          </table:table-cell>
          <table:table-cell office:value-type="float" office:value="0.023">
            <text:p>0.023</text:p>
          </table:table-cell>
          <table:table-cell table:style-name="Default" table:formula="oooc:=[.M25]*[.L25]" office:value-type="float" office:value="4.14">
            <text:p>4.14</text:p>
          </table:table-cell>
          <table:table-cell table:number-columns-repeated="242"/>
        </table:table-row>
        <table:table-row table:style-name="ro1">
          <table:table-cell office:value-type="string">
            <text:p>Y + 5</text:p>
          </table:table-cell>
          <table:table-cell office:value-type="float" office:value="25">
            <text:p>25</text:p>
          </table:table-cell>
          <table:table-cell office:value-type="string">
            <text:p>R16</text:p>
          </table:table-cell>
          <table:table-cell table:style-name="ce5" office:value-type="string">
            <text:p>Farnell</text:p>
          </table:table-cell>
          <table:table-cell office:value-type="float" office:value="9331247">
            <text:p>9331247</text:p>
          </table:table-cell>
          <table:table-cell table:number-columns-repeated="2"/>
          <table:table-cell office:value-type="string">
            <text:p>RESISTOR, 0603 4K7</text:p>
          </table:table-cell>
          <table:table-cell office:value-type="float" office:value="1">
            <text:p>1</text:p>
          </table:table-cell>
          <table:table-cell table:style-name="ce8" table:formula="oooc:=[.I26]*[Sheet2.$B$1]" office:value-type="float" office:value="20">
            <text:p>20</text:p>
          </table:table-cell>
          <table:table-cell table:style-name="ce8" office:value-type="string">
            <text:p>50-249</text:p>
          </table:table-cell>
          <table:table-cell table:style-name="ce8" office:value-type="float" office:value="20">
            <text:p>20</text:p>
          </table:table-cell>
          <table:table-cell office:value-type="float" office:value="0.021">
            <text:p>0.021</text:p>
          </table:table-cell>
          <table:table-cell table:style-name="Default" table:formula="oooc:=[.M26]*[.L26]" office:value-type="float" office:value="0.42">
            <text:p>0.42</text:p>
          </table:table-cell>
          <table:table-cell table:number-columns-repeated="242"/>
        </table:table-row>
        <table:table-row table:style-name="ro1">
          <table:table-cell office:value-type="string">
            <text:p>Y + 5</text:p>
          </table:table-cell>
          <table:table-cell office:value-type="float" office:value="25">
            <text:p>25</text:p>
          </table:table-cell>
          <table:table-cell office:value-type="string">
            <text:p>R18</text:p>
          </table:table-cell>
          <table:table-cell table:style-name="ce5" office:value-type="string">
            <text:p>Farnell</text:p>
          </table:table-cell>
          <table:table-cell office:value-type="float" office:value="612534">
            <text:p>612534</text:p>
          </table:table-cell>
          <table:table-cell table:number-columns-repeated="2"/>
          <table:table-cell office:value-type="string">
            <text:p>RESISTOR, 0603 2K7</text:p>
          </table:table-cell>
          <table:table-cell office:value-type="float" office:value="1">
            <text:p>1</text:p>
          </table:table-cell>
          <table:table-cell table:style-name="ce8" table:formula="oooc:=[.I27]*[Sheet2.$B$1]" office:value-type="float" office:value="20">
            <text:p>20</text:p>
          </table:table-cell>
          <table:table-cell table:style-name="ce8" office:value-type="string">
            <text:p>50-249</text:p>
          </table:table-cell>
          <table:table-cell table:style-name="ce8" office:value-type="float" office:value="20">
            <text:p>20</text:p>
          </table:table-cell>
          <table:table-cell office:value-type="float" office:value="0.014">
            <text:p>0.014</text:p>
          </table:table-cell>
          <table:table-cell table:style-name="Default" table:formula="oooc:=[.M27]*[.L27]" office:value-type="float" office:value="0.28">
            <text:p>0.28</text:p>
          </table:table-cell>
          <table:table-cell table:number-columns-repeated="242"/>
        </table:table-row>
        <table:table-row table:style-name="ro1">
          <table:table-cell office:value-type="string">
            <text:p>Y + 20</text:p>
          </table:table-cell>
          <table:table-cell office:value-type="float" office:value="100">
            <text:p>100</text:p>
          </table:table-cell>
          <table:table-cell office:value-type="string">
            <text:p>R2,13,17,19</text:p>
          </table:table-cell>
          <table:table-cell table:style-name="ce5" office:value-type="string">
            <text:p>Farnell</text:p>
          </table:table-cell>
          <table:table-cell office:value-type="float" office:value="9330399">
            <text:p>9330399</text:p>
            <draw:frame table:end-cell-address="Sheet1.E28" table:end-x="0.0098in" table:end-y="0.0555in" draw:z-index="0" draw:name="http://img-europe.electrocomponents.com/uk/img/site/symbols/newSmall.gif" draw:style-name="gr1" draw:text-style-name="P1" svg:width="0.0098in" svg:height="0.0098in" svg:x="0in" svg:y="0.0457in">
              <draw:image xlink:href="http://img-europe.electrocomponents.com/uk/img/site/symbols/newSmall.gif" xlink:type="simple" xlink:show="embed" xlink:actuate="onLoad">
                <text:p/>
              </draw:image>
            </draw:frame>
          </table:table-cell>
          <table:table-cell table:number-columns-repeated="2"/>
          <table:table-cell office:value-type="string">
            <text:p>RESISTOR, 0603 10K</text:p>
          </table:table-cell>
          <table:table-cell office:value-type="float" office:value="4">
            <text:p>4</text:p>
          </table:table-cell>
          <table:table-cell table:style-name="ce8" table:formula="oooc:=[.I28]*[Sheet2.$B$1]" office:value-type="float" office:value="80">
            <text:p>80</text:p>
          </table:table-cell>
          <table:table-cell table:style-name="ce8" office:value-type="string">
            <text:p>50-249</text:p>
          </table:table-cell>
          <table:table-cell table:style-name="ce8" office:value-type="float" office:value="80">
            <text:p>80</text:p>
          </table:table-cell>
          <table:table-cell office:value-type="float" office:value="0.021">
            <text:p>0.021</text:p>
          </table:table-cell>
          <table:table-cell table:style-name="Default" table:formula="oooc:=[.M28]*[.L28]" office:value-type="float" office:value="1.68">
            <text:p>1.68</text:p>
          </table:table-cell>
          <table:table-cell table:number-columns-repeated="242"/>
        </table:table-row>
        <table:table-row table:style-name="ro1">
          <table:table-cell office:value-type="string">
            <text:p>Y + 5</text:p>
          </table:table-cell>
          <table:table-cell office:value-type="float" office:value="25">
            <text:p>25</text:p>
          </table:table-cell>
          <table:table-cell office:value-type="string">
            <text:p>R20</text:p>
          </table:table-cell>
          <table:table-cell table:style-name="ce5" office:value-type="string">
            <text:p>Farnell</text:p>
          </table:table-cell>
          <table:table-cell office:value-type="float" office:value="9330984">
            <text:p>9330984</text:p>
          </table:table-cell>
          <table:table-cell table:number-columns-repeated="2"/>
          <table:table-cell office:value-type="string">
            <text:p>RESISTOR, 0603 30K</text:p>
          </table:table-cell>
          <table:table-cell office:value-type="float" office:value="1">
            <text:p>1</text:p>
          </table:table-cell>
          <table:table-cell table:style-name="ce8" table:formula="oooc:=[.I29]*[Sheet2.$B$1]" office:value-type="float" office:value="20">
            <text:p>20</text:p>
          </table:table-cell>
          <table:table-cell table:style-name="ce8" office:value-type="string">
            <text:p>50-249</text:p>
          </table:table-cell>
          <table:table-cell table:style-name="ce8" office:value-type="float" office:value="20">
            <text:p>20</text:p>
          </table:table-cell>
          <table:table-cell office:value-type="float" office:value="0.021">
            <text:p>0.021</text:p>
          </table:table-cell>
          <table:table-cell table:style-name="Default" table:formula="oooc:=[.M29]*[.L29]" office:value-type="float" office:value="0.42">
            <text:p>0.42</text:p>
          </table:table-cell>
          <table:table-cell table:number-columns-repeated="242"/>
        </table:table-row>
        <table:table-row table:style-name="ro1">
          <table:table-cell table:number-columns-repeated="2" office:value-type="string">
            <text:p>Y</text:p>
          </table:table-cell>
          <table:table-cell office:value-type="string">
            <text:p>R25,26,27</text:p>
          </table:table-cell>
          <table:table-cell table:style-name="ce5" office:value-type="string">
            <text:p>Farnell</text:p>
          </table:table-cell>
          <table:table-cell office:value-type="float" office:value="1200362">
            <text:p>1200362</text:p>
          </table:table-cell>
          <table:table-cell office:value-type="string">
            <text:p>OAR1 - R040FI</text:p>
          </table:table-cell>
          <table:table-cell office:value-type="string">
            <text:p>Welwyn</text:p>
          </table:table-cell>
          <table:table-cell office:value-type="string">
            <text:p>Resistor, 1% 0R040</text:p>
          </table:table-cell>
          <table:table-cell table:style-name="ce8" office:value-type="float" office:value="3">
            <text:p>3</text:p>
          </table:table-cell>
          <table:table-cell table:style-name="ce8" table:formula="oooc:=[.I30]*[Sheet2.$B$1]" office:value-type="float" office:value="60">
            <text:p>60</text:p>
          </table:table-cell>
          <table:table-cell table:style-name="ce8" office:value-type="string">
            <text:p>50-99</text:p>
          </table:table-cell>
          <table:table-cell table:style-name="ce8" office:value-type="float" office:value="60">
            <text:p>60</text:p>
          </table:table-cell>
          <table:table-cell office:value-type="float" office:value="0.51">
            <text:p>0.510</text:p>
          </table:table-cell>
          <table:table-cell table:style-name="Default" table:formula="oooc:=[.M30]*[.L30]" office:value-type="float" office:value="30.6">
            <text:p>30.6</text:p>
          </table:table-cell>
          <table:table-cell table:number-columns-repeated="242"/>
        </table:table-row>
        <table:table-row table:style-name="ro1">
          <table:table-cell/>
          <table:table-cell office:value-type="string">
            <text:p>N</text:p>
          </table:table-cell>
          <table:table-cell office:value-type="string">
            <text:p>R29</text:p>
          </table:table-cell>
          <table:table-cell office:value-type="string">
            <text:p>NOT FITTED</text:p>
          </table:table-cell>
          <table:table-cell table:number-columns-repeated="3"/>
          <table:table-cell office:value-type="string">
            <text:p>NOT FITTED</text:p>
          </table:table-cell>
          <table:table-cell office:value-type="float" office:value="0">
            <text:p>0</text:p>
          </table:table-cell>
          <table:table-cell table:style-name="ce8" table:formula="oooc:=[.I31]*[Sheet2.$B$1]" office:value-type="float" office:value="0">
            <text:p>0</text:p>
          </table:table-cell>
          <table:table-cell table:style-name="ce8"/>
          <table:table-cell table:style-name="ce8" office:value-type="float" office:value="0">
            <text:p>0</text:p>
          </table:table-cell>
          <table:table-cell/>
          <table:table-cell table:style-name="Default" table:formula="oooc:=[.M31]*[.L31]" office:value-type="float" office:value="0">
            <text:p>0</text:p>
          </table:table-cell>
          <table:table-cell table:number-columns-repeated="242"/>
        </table:table-row>
        <table:table-row table:style-name="ro1">
          <table:table-cell office:value-type="string">
            <text:p>Y + 10</text:p>
          </table:table-cell>
          <table:table-cell office:value-type="float" office:value="150">
            <text:p>150</text:p>
          </table:table-cell>
          <table:table-cell office:value-type="string">
            <text:p>R3,4,5,6,7,8,14</text:p>
          </table:table-cell>
          <table:table-cell table:style-name="ce5" office:value-type="string">
            <text:p>Farnell</text:p>
          </table:table-cell>
          <table:table-cell office:value-type="float" office:value="9331018">
            <text:p>9331018</text:p>
          </table:table-cell>
          <table:table-cell table:number-columns-repeated="2"/>
          <table:table-cell office:value-type="string">
            <text:p>RESISTOR, 0603 330R</text:p>
          </table:table-cell>
          <table:table-cell office:value-type="float" office:value="7">
            <text:p>7</text:p>
          </table:table-cell>
          <table:table-cell table:style-name="ce8" table:formula="oooc:=[.I32]*[Sheet2.$B$1]" office:value-type="float" office:value="140">
            <text:p>140</text:p>
          </table:table-cell>
          <table:table-cell table:style-name="ce8" office:value-type="string">
            <text:p>50-249</text:p>
          </table:table-cell>
          <table:table-cell table:style-name="ce8" office:value-type="float" office:value="140">
            <text:p>140</text:p>
          </table:table-cell>
          <table:table-cell office:value-type="float" office:value="0.021">
            <text:p>0.021</text:p>
          </table:table-cell>
          <table:table-cell table:style-name="Default" table:formula="oooc:=[.M32]*[.L32]" office:value-type="float" office:value="2.94">
            <text:p>2.94</text:p>
          </table:table-cell>
          <table:table-cell table:number-columns-repeated="242"/>
        </table:table-row>
        <table:table-row table:style-name="ro1">
          <table:table-cell table:number-columns-repeated="2" office:value-type="string">
            <text:p>Y</text:p>
          </table:table-cell>
          <table:table-cell office:value-type="string">
            <text:p>RL1</text:p>
          </table:table-cell>
          <table:table-cell table:style-name="ce5" office:value-type="string">
            <text:p>Farnell</text:p>
          </table:table-cell>
          <table:table-cell office:value-type="float" office:value="1094018">
            <text:p>1094018</text:p>
          </table:table-cell>
          <table:table-cell table:number-columns-repeated="2"/>
          <table:table-cell office:value-type="string">
            <text:p>Relay, SPCO 5V</text:p>
          </table:table-cell>
          <table:table-cell office:value-type="float" office:value="1">
            <text:p>1</text:p>
          </table:table-cell>
          <table:table-cell table:style-name="ce8" table:formula="oooc:=[.I33]*[Sheet2.$B$1]" office:value-type="float" office:value="20">
            <text:p>20</text:p>
          </table:table-cell>
          <table:table-cell table:style-name="ce8" office:value-type="string">
            <text:p>1-49</text:p>
          </table:table-cell>
          <table:table-cell table:style-name="ce8" office:value-type="float" office:value="20">
            <text:p>20</text:p>
          </table:table-cell>
          <table:table-cell office:value-type="float" office:value="0.97">
            <text:p>0.970</text:p>
          </table:table-cell>
          <table:table-cell table:style-name="Default" table:formula="oooc:=[.M33]*[.L33]" office:value-type="float" office:value="19.4">
            <text:p>19.4</text:p>
          </table:table-cell>
          <table:table-cell table:number-columns-repeated="242"/>
        </table:table-row>
        <table:table-row table:style-name="ro1">
          <table:table-cell office:value-type="string">
            <text:p>Y O</text:p>
          </table:table-cell>
          <table:table-cell office:value-type="string">
            <text:p>Y</text:p>
          </table:table-cell>
          <table:table-cell office:value-type="string">
            <text:p>S1</text:p>
          </table:table-cell>
          <table:table-cell table:style-name="ce5" office:value-type="string">
            <text:p>Farnell</text:p>
          </table:table-cell>
          <table:table-cell office:value-type="float" office:value="9471600">
            <text:p>9471600</text:p>
          </table:table-cell>
          <table:table-cell table:number-columns-repeated="2"/>
          <table:table-cell office:value-type="string">
            <text:p>4 Piano Key DIL</text:p>
          </table:table-cell>
          <table:table-cell table:style-name="ce8" office:value-type="float" office:value="1">
            <text:p>1</text:p>
          </table:table-cell>
          <table:table-cell table:style-name="ce8" table:formula="oooc:=[.I34]*[Sheet2.$B$1]" office:value-type="float" office:value="20">
            <text:p>20</text:p>
          </table:table-cell>
          <table:table-cell table:style-name="ce8" office:value-type="string">
            <text:p>1-49</text:p>
          </table:table-cell>
          <table:table-cell table:style-name="ce8" office:value-type="float" office:value="20">
            <text:p>20</text:p>
          </table:table-cell>
          <table:table-cell office:value-type="float" office:value="0.4">
            <text:p>0.400</text:p>
          </table:table-cell>
          <table:table-cell table:style-name="Default" table:formula="oooc:=[.M34]*[.L34]" office:value-type="float" office:value="8">
            <text:p>8</text:p>
          </table:table-cell>
          <table:table-cell table:number-columns-repeated="242"/>
        </table:table-row>
        <table:table-row table:style-name="ro1">
          <table:table-cell/>
          <table:table-cell office:value-type="string">
            <text:p>O</text:p>
          </table:table-cell>
          <table:table-cell office:value-type="string">
            <text:p>S2</text:p>
          </table:table-cell>
          <table:table-cell table:style-name="ce5" office:value-type="string">
            <text:p>Farnell</text:p>
          </table:table-cell>
          <table:table-cell office:value-type="float" office:value="273223">
            <text:p>273223</text:p>
          </table:table-cell>
          <table:table-cell table:number-columns-repeated="2"/>
          <table:table-cell office:value-type="string">
            <text:p>Switch</text:p>
          </table:table-cell>
          <table:table-cell table:style-name="ce8" office:value-type="float" office:value="1">
            <text:p>1</text:p>
          </table:table-cell>
          <table:table-cell table:style-name="ce8" table:formula="oooc:=[.I35]*[Sheet2.$B$1]" office:value-type="float" office:value="20">
            <text:p>20</text:p>
          </table:table-cell>
          <table:table-cell table:style-name="ce9" office:value-type="string">
            <text:p>1-24</text:p>
          </table:table-cell>
          <table:table-cell table:style-name="ce8" office:value-type="float" office:value="20">
            <text:p>20</text:p>
          </table:table-cell>
          <table:table-cell office:value-type="float" office:value="0.98">
            <text:p>0.980</text:p>
          </table:table-cell>
          <table:table-cell table:style-name="Default" table:formula="oooc:=[.M35]*[.L35]" office:value-type="float" office:value="19.6">
            <text:p>19.6</text:p>
          </table:table-cell>
          <table:table-cell table:number-columns-repeated="242"/>
        </table:table-row>
        <table:table-row table:style-name="ro1">
          <table:table-cell/>
          <table:table-cell office:value-type="string">
            <text:p>O</text:p>
          </table:table-cell>
          <table:table-cell office:value-type="string">
            <text:p>S3</text:p>
          </table:table-cell>
          <table:table-cell table:style-name="ce5" office:value-type="string">
            <text:p>Farnell</text:p>
          </table:table-cell>
          <table:table-cell office:value-type="float" office:value="389948">
            <text:p>389948</text:p>
          </table:table-cell>
          <table:table-cell table:number-columns-repeated="2"/>
          <table:table-cell office:value-type="string">
            <text:p>Switch</text:p>
          </table:table-cell>
          <table:table-cell table:style-name="ce8" office:value-type="float" office:value="1">
            <text:p>1</text:p>
          </table:table-cell>
          <table:table-cell table:style-name="ce8" table:formula="oooc:=[.I36]*[Sheet2.$B$1]" office:value-type="float" office:value="20">
            <text:p>20</text:p>
          </table:table-cell>
          <table:table-cell table:style-name="ce9" office:value-type="string">
            <text:p>10-24</text:p>
          </table:table-cell>
          <table:table-cell table:style-name="ce8" office:value-type="float" office:value="20">
            <text:p>20</text:p>
          </table:table-cell>
          <table:table-cell office:value-type="float" office:value="1.42">
            <text:p>1.420</text:p>
          </table:table-cell>
          <table:table-cell table:style-name="Default" table:formula="oooc:=[.M36]*[.L36]" office:value-type="float" office:value="28.4">
            <text:p>28.4</text:p>
          </table:table-cell>
          <table:table-cell table:number-columns-repeated="242"/>
        </table:table-row>
        <table:table-row table:style-name="ro1">
          <table:table-cell table:number-columns-repeated="2" office:value-type="string">
            <text:p>Y</text:p>
          </table:table-cell>
          <table:table-cell office:value-type="string">
            <text:p>X1</text:p>
          </table:table-cell>
          <table:table-cell table:style-name="ce5" office:value-type="string">
            <text:p>Farnell</text:p>
          </table:table-cell>
          <table:table-cell office:value-type="float" office:value="9713352">
            <text:p>9713352</text:p>
          </table:table-cell>
          <table:table-cell table:number-columns-repeated="2"/>
          <table:table-cell office:value-type="string">
            <text:p>CRYSTAL, SMD 20.00MHZ</text:p>
          </table:table-cell>
          <table:table-cell table:style-name="ce8" office:value-type="float" office:value="1">
            <text:p>1</text:p>
          </table:table-cell>
          <table:table-cell table:style-name="ce8" table:formula="oooc:=[.I37]*[Sheet2.$B$1]" office:value-type="float" office:value="20">
            <text:p>20</text:p>
          </table:table-cell>
          <table:table-cell table:style-name="ce8" office:value-type="string">
            <text:p>10-99</text:p>
          </table:table-cell>
          <table:table-cell table:style-name="ce8" office:value-type="float" office:value="20">
            <text:p>20</text:p>
          </table:table-cell>
          <table:table-cell office:value-type="float" office:value="0.39">
            <text:p>0.390</text:p>
          </table:table-cell>
          <table:table-cell table:style-name="Default" table:formula="oooc:=[.M37]*[.L37]" office:value-type="float" office:value="7.8">
            <text:p>7.8</text:p>
          </table:table-cell>
          <table:table-cell table:number-columns-repeated="242"/>
        </table:table-row>
        <table:table-row table:style-name="ro1">
          <table:table-cell table:number-columns-repeated="2" office:value-type="float" office:value="40">
            <text:p>40</text:p>
          </table:table-cell>
          <table:table-cell office:value-type="string">
            <text:p>XBEE</text:p>
          </table:table-cell>
          <table:table-cell table:style-name="ce5" office:value-type="string">
            <text:p>Farnell</text:p>
          </table:table-cell>
          <table:table-cell office:value-type="float" office:value="1109732">
            <text:p>1109732</text:p>
          </table:table-cell>
          <table:table-cell table:number-columns-repeated="2"/>
          <table:table-cell office:value-type="string">
            <text:p>Header, 10 way. 2mm pitch</text:p>
          </table:table-cell>
          <table:table-cell table:style-name="ce8" office:value-type="float" office:value="2">
            <text:p>2</text:p>
          </table:table-cell>
          <table:table-cell table:style-name="ce8" table:formula="oooc:=[.I38]*[Sheet2.$B$1]" office:value-type="float" office:value="40">
            <text:p>40</text:p>
          </table:table-cell>
          <table:table-cell table:style-name="ce8" office:value-type="string">
            <text:p>10-49</text:p>
          </table:table-cell>
          <table:table-cell table:style-name="ce8" office:value-type="float" office:value="50">
            <text:p>50</text:p>
          </table:table-cell>
          <table:table-cell office:value-type="float" office:value="1.11">
            <text:p>1.110</text:p>
          </table:table-cell>
          <table:table-cell table:style-name="Default" table:formula="oooc:=[.M38]*[.L38]" office:value-type="float" office:value="55.5">
            <text:p>55.5</text:p>
          </table:table-cell>
          <table:table-cell/>
          <table:table-cell office:value-type="string">
            <text:p>Cheaper to get 50 in next price bracket</text:p>
          </table:table-cell>
          <table:table-cell table:number-columns-repeated="240"/>
        </table:table-row>
        <table:table-row table:style-name="ro1">
          <table:table-cell table:number-columns-repeated="11"/>
          <table:table-cell table:number-columns-repeated="2"/>
          <table:table-cell table:style-name="Default" table:formula="oooc:=[.M39]*[.L39]" office:value-type="float" office:value="0">
            <text:p>0</text:p>
          </table:table-cell>
          <table:table-cell table:number-columns-repeated="242"/>
        </table:table-row>
        <table:table-row table:style-name="ro1">
          <table:table-cell table:number-columns-repeated="11"/>
          <table:table-cell table:number-columns-repeated="2"/>
          <table:table-cell table:style-name="Default" table:formula="oooc:=[.M40]*[.L40]" office:value-type="float" office:value="0">
            <text:p>0</text:p>
          </table:table-cell>
          <table:table-cell table:number-columns-repeated="242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12"/>
          <table:table-cell table:style-name="ce14" table:number-columns-repeated="2"/>
          <table:table-cell table:number-columns-repeated="242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3"/>
          <table:table-cell table:style-name="ce5" table:number-columns-repeated="3"/>
          <table:table-cell/>
          <table:table-cell table:style-name="ce5" table:number-columns-repeated="5"/>
          <table:table-cell table:style-name="ce14" table:number-columns-repeated="2"/>
          <table:table-cell table:number-columns-repeated="242"/>
        </table:table-row>
        <table:table-row table:style-name="ro1">
          <table:table-cell table:number-columns-repeated="12"/>
          <table:table-cell table:style-name="ce14" table:number-columns-repeated="2"/>
          <table:table-cell table:number-columns-repeated="242"/>
        </table:table-row>
        <table:table-row table:style-name="ro1" table:number-rows-repeated="6">
          <table:table-cell table:number-columns-repeated="256"/>
        </table:table-row>
        <table:table-row table:style-name="ro1" table:number-rows-repeated="3">
          <table:table-cell table:number-columns-repeated="12"/>
          <table:table-cell table:style-name="ce14" table:number-columns-repeated="2"/>
          <table:table-cell table:number-columns-repeated="242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number-columns-repeated="12"/>
          <table:table-cell table:style-name="ce14" table:number-columns-repeated="2"/>
          <table:table-cell table:number-columns-repeated="242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number-columns-repeated="12"/>
          <table:table-cell table:style-name="ce14" table:number-columns-repeated="2"/>
          <table:table-cell table:number-columns-repeated="242"/>
        </table:table-row>
        <table:table-row table:style-name="ro1" table:number-rows-repeated="3">
          <table:table-cell table:number-columns-repeated="256"/>
        </table:table-row>
        <table:table-row table:style-name="ro1" table:number-rows-repeated="4">
          <table:table-cell table:number-columns-repeated="12"/>
          <table:table-cell table:style-name="ce14" table:number-columns-repeated="2"/>
          <table:table-cell table:number-columns-repeated="242"/>
        </table:table-row>
        <table:table-row table:style-name="ro1" table:number-rows-repeated="6546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heet2" table:style-name="ta1" table:print="false">
        <table:table-column table:style-name="co18" table:default-cell-style-name="Default"/>
        <table:table-column table:style-name="co17" table:default-cell-style-name="Default"/>
        <table:table-row table:style-name="ro1">
          <table:table-cell office:value-type="string">
            <text:p>Number of Boards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Total:</text:p>
          </table:table-cell>
          <table:table-cell table:formula="oooc:=SUM([Sheet1.N2:.N65536])" office:value-type="float" office:value="647.36">
            <text:p>647.36</text:p>
          </table:table-cell>
        </table:table-row>
        <table:table-row table:style-name="ro1">
          <table:table-cell office:value-type="string">
            <text:p>Per Board:</text:p>
          </table:table-cell>
          <table:table-cell table:formula="oooc:=[.B2]/[.B1]" office:value-type="float" office:value="32.368">
            <text:p>32.37</text:p>
          </table:table-cell>
        </table:table-row>
      </table:table>
      <table:table table:name="Sheet3" table:style-name="ta1" table:print="false">
        <office:forms form:automatic-focus="false" form:apply-design-mode="false"/>
        <table:table-column table:style-name="co3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6" table:default-cell-style-name="Default"/>
        <table:table-column table:style-name="co17" table:default-cell-style-name="ce16"/>
        <table:table-column table:style-name="co17" table:default-cell-style-name="Default"/>
        <table:table-row table:style-name="ro1">
          <table:table-cell table:style-name="ce1" office:value-type="string">
            <text:p>Part no</text:p>
          </table:table-cell>
          <table:table-cell table:style-name="ce4" office:value-type="string">
            <text:p>Distributor</text:p>
          </table:table-cell>
          <table:table-cell table:style-name="ce4" office:value-type="string">
            <text:p>Component ID</text:p>
          </table:table-cell>
          <table:table-cell table:style-name="ce4" office:value-type="string">
            <text:p>Name</text:p>
          </table:table-cell>
          <table:table-cell table:style-name="ce4" office:value-type="string">
            <text:p>Description</text:p>
          </table:table-cell>
          <table:table-cell table:style-name="ce4" office:value-type="string">
            <text:p>Per Board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>
            <text:p>C1,6,13</text:p>
          </table:table-cell>
          <table:table-cell office:value-type="string">
            <text:p>NOT FITTED</text:p>
          </table:table-cell>
          <table:table-cell table:number-columns-repeated="2"/>
          <table:table-cell office:value-type="string">
            <text:p>NOT FITTED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C18,19,21</text:p>
          </table:table-cell>
          <table:table-cell office:value-type="string">
            <text:p>NOT FITTED</text:p>
          </table:table-cell>
          <table:table-cell table:number-columns-repeated="2"/>
          <table:table-cell office:value-type="string">
            <text:p>NOT FITTED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C2,7,14</text:p>
          </table:table-cell>
          <table:table-cell table:style-name="ce5" office:value-type="string">
            <text:p>Farnell</text:p>
          </table:table-cell>
          <table:table-cell office:value-type="float" office:value="1165327">
            <text:p>1165327</text:p>
          </table:table-cell>
          <table:table-cell/>
          <table:table-cell office:value-type="string">
            <text:p>CAPACITOR, 68uF 50V</text:p>
          </table:table-cell>
          <table:table-cell table:style-name="ce8" office:value-type="float" office:value="3">
            <text:p>3</text:p>
          </table:table-cell>
          <table:table-cell table:number-columns-repeated="3"/>
        </table:table-row>
        <table:table-row table:style-name="ro2">
          <table:table-cell office:value-type="string">
            <text:p>C3,8,15</text:p>
          </table:table-cell>
          <table:table-cell table:style-name="ce5" office:value-type="string">
            <text:p>Farnell</text:p>
          </table:table-cell>
          <table:table-cell table:style-name="ce6" office:value-type="float" office:value="9451099">
            <text:p>9451099</text:p>
          </table:table-cell>
          <table:table-cell/>
          <table:table-cell office:value-type="string">
            <text:p>CAPACITOR, 220UF 16V</text:p>
          </table:table-cell>
          <table:table-cell table:style-name="ce8"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string">
            <text:p>C4,9,16,20</text:p>
          </table:table-cell>
          <table:table-cell table:style-name="ce5" office:value-type="string">
            <text:p>Farnell</text:p>
          </table:table-cell>
          <table:table-cell office:value-type="float" office:value="1414037">
            <text:p>1414037</text:p>
          </table:table-cell>
          <table:table-cell/>
          <table:table-cell office:value-type="string">
            <text:p>Capacitor 0603, 0.47uF</text:p>
          </table:table-cell>
          <table:table-cell table:style-name="ce8"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string">
            <text:p>C5,10,11,12,17</text:p>
          </table:table-cell>
          <table:table-cell table:style-name="ce5" office:value-type="string">
            <text:p>Farnell</text:p>
          </table:table-cell>
          <table:table-cell office:value-type="float" office:value="1301716">
            <text:p>1301716</text:p>
          </table:table-cell>
          <table:table-cell/>
          <table:table-cell office:value-type="string">
            <text:p>Capacitor 0603, 100nF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string">
            <text:p>CON-CHGIN </text:p>
          </table:table-cell>
          <table:table-cell office:value-type="string">
            <text:p>RS</text:p>
          </table:table-cell>
          <table:table-cell office:value-type="string">
            <text:p>486-678 </text:p>
          </table:table-cell>
          <table:table-cell/>
          <table:table-cell office:value-type="string">
            <text:p>Power Jack socket,2.5mm 12V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3">
          <table:table-cell table:style-name="ce2" office:value-type="string">
            <text:p>CON-CHRG-CHARGE, <text:s text:c="3"/>CON-CHRG-COM, <text:s text:c="9"/>CON-CHRG-RUN , <text:s text:c="9"/>CON-MOTPWR+, <text:s text:c="13"/>CON-MOTPWRGND, <text:s text:c="6"/>CON-VBATT+VE, <text:s text:c="10"/>CON-VBATT-VE</text:p>
          </table:table-cell>
          <table:table-cell table:style-name="ce5" office:value-type="string">
            <text:p>Farnell</text:p>
          </table:table-cell>
          <table:table-cell office:value-type="float" office:value="4215590">
            <text:p>4215590</text:p>
          </table:table-cell>
          <table:table-cell/>
          <table:table-cell office:value-type="string">
            <text:p>Tap, R/A 6.3 X 0.8</text:p>
          </table:table-cell>
          <table:table-cell table:style-name="ce8" office:value-type="float" office:value="7">
            <text:p>7</text:p>
          </table:table-cell>
          <table:table-cell table:number-columns-repeated="3"/>
        </table:table-row>
        <table:table-row table:style-name="ro1">
          <table:table-cell office:value-type="string">
            <text:p>CON-ICSP </text:p>
          </table:table-cell>
          <table:table-cell table:style-name="ce5" office:value-type="string">
            <text:p>NOT FITTED</text:p>
          </table:table-cell>
          <table:table-cell office:value-type="float" office:value="3418327">
            <text:p>3418327</text:p>
          </table:table-cell>
          <table:table-cell/>
          <table:table-cell office:value-type="string">
            <text:p>NOT FITTED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4">
          <table:table-cell table:style-name="ce3" office:value-type="string">
            <text:p>CON-LOGICPWR1, <text:s text:c="8"/>CON-LOGICPWR2, <text:s text:c="8"/>CON-SERVO+VE, <text:s text:c="10"/>CON-SERVO_GND, <text:s text:c="8"/>CON-CHRG-CHARGE</text:p>
          </table:table-cell>
          <table:table-cell table:style-name="ce5" office:value-type="string">
            <text:p>Farnell</text:p>
          </table:table-cell>
          <table:table-cell office:value-type="float" office:value="4215588">
            <text:p>4215588</text:p>
          </table:table-cell>
          <table:table-cell/>
          <table:table-cell office:value-type="string">
            <text:p>Tap, Straight 4.8 X 0.8</text:p>
          </table:table-cell>
          <table:table-cell table:style-name="ce8"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string">
            <text:p>CON-PICTX</text:p>
          </table:table-cell>
          <table:table-cell table:style-name="ce5" office:value-type="string">
            <text:p>Farnell</text:p>
          </table:table-cell>
          <table:table-cell office:value-type="float" office:value="1248140">
            <text:p>1248140</text:p>
          </table:table-cell>
          <table:table-cell/>
          <table:table-cell office:value-type="string">
            <text:p>NOT FITTE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CON-SLUG <text:s text:c="2"/></text:p>
          </table:table-cell>
          <table:table-cell table:style-name="ce5" office:value-type="string">
            <text:p>Farnell</text:p>
          </table:table-cell>
          <table:table-cell office:value-type="float" office:value="636563">
            <text:p>636563</text:p>
          </table:table-cell>
          <table:table-cell/>
          <table:table-cell office:value-type="string">
            <text:p>Header, 7x1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CON-USB1 <text:s/></text:p>
          </table:table-cell>
          <table:table-cell table:style-name="ce5" office:value-type="string">
            <text:p>Farnell</text:p>
          </table:table-cell>
          <table:table-cell office:value-type="float" office:value="1177885">
            <text:p>1177885</text:p>
          </table:table-cell>
          <table:table-cell office:value-type="string">
            <text:p>2411 02</text:p>
          </table:table-cell>
          <table:table-cell office:value-type="string">
            <text:p>USB Socket, type B</text:p>
          </table:table-cell>
          <table:table-cell table:style-name="ce8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CON1,2,3,4</text:p>
          </table:table-cell>
          <table:table-cell table:style-name="ce5" office:value-type="string">
            <text:p>Farnell</text:p>
          </table:table-cell>
          <table:table-cell office:value-type="float" office:value="3938335">
            <text:p>3938335</text:p>
          </table:table-cell>
          <table:table-cell/>
          <table:table-cell office:value-type="string">
            <text:p>RJ11 Socket 4P4C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office:value-type="string">
            <text:p>D1,2,3</text:p>
          </table:table-cell>
          <table:table-cell table:style-name="ce5" office:value-type="string">
            <text:p>Farnell</text:p>
          </table:table-cell>
          <table:table-cell office:value-type="float" office:value="1336553">
            <text:p>1336553</text:p>
          </table:table-cell>
          <table:table-cell office:value-type="string">
            <text:p><text:s/>1N5822</text:p>
          </table:table-cell>
          <table:table-cell office:value-type="string">
            <text:p>Diode</text:p>
          </table:table-cell>
          <table:table-cell table:style-name="ce8"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string">
            <text:p>D4</text:p>
          </table:table-cell>
          <table:table-cell table:style-name="ce5" office:value-type="string">
            <text:p>Farnell</text:p>
          </table:table-cell>
          <table:table-cell office:value-type="float" office:value="1298442">
            <text:p>1298442</text:p>
          </table:table-cell>
          <table:table-cell office:value-type="string">
            <text:p>12CWQ04FNTRPBF</text:p>
          </table:table-cell>
          <table:table-cell office:value-type="string">
            <text:p>Diode D-PAK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IC1</text:p>
          </table:table-cell>
          <table:table-cell table:style-name="ce5" office:value-type="string">
            <text:p>Farnell</text:p>
          </table:table-cell>
          <table:table-cell office:value-type="float" office:value="1292279">
            <text:p>1292279</text:p>
          </table:table-cell>
          <table:table-cell office:value-type="string">
            <text:p>PIC18LF4550-I/PT</text:p>
          </table:table-cell>
          <table:table-cell office:value-type="string">
            <text:p>Micro-controller</text:p>
          </table:table-cell>
          <table:table-cell table:style-name="ce8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IC2,3,4</text:p>
          </table:table-cell>
          <table:table-cell table:style-name="ce5" office:value-type="string">
            <text:p>Farnell</text:p>
          </table:table-cell>
          <table:table-cell office:value-type="float" office:value="9725342">
            <text:p>9725342</text:p>
          </table:table-cell>
          <table:table-cell office:value-type="string">
            <text:p>MAX1626ESA+</text:p>
          </table:table-cell>
          <table:table-cell office:value-type="string">
            <text:p>Switch-mode controller</text:p>
          </table:table-cell>
          <table:table-cell table:style-name="ce8"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string">
            <text:p>IC5</text:p>
          </table:table-cell>
          <table:table-cell table:style-name="ce5" office:value-type="string">
            <text:p>maxim direct</text:p>
          </table:table-cell>
          <table:table-cell/>
          <table:table-cell office:value-type="string">
            <text:p>max4069</text:p>
          </table:table-cell>
          <table:table-cell office:value-type="string">
            <text:p>Current sense amplifier</text:p>
          </table:table-cell>
          <table:table-cell table:style-name="ce8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L1,2,3</text:p>
          </table:table-cell>
          <table:table-cell table:style-name="ce5" office:value-type="string">
            <text:p>Farnell</text:p>
          </table:table-cell>
          <table:table-cell office:value-type="float" office:value="9753362">
            <text:p>9753362</text:p>
          </table:table-cell>
          <table:table-cell/>
          <table:table-cell office:value-type="string">
            <text:p>Inductor, Axial 22UH</text:p>
          </table:table-cell>
          <table:table-cell table:style-name="ce8"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string">
            <text:p>Led1,2,3,4,5,6,7</text:p>
          </table:table-cell>
          <table:table-cell table:style-name="ce5" office:value-type="string">
            <text:p>Farnell</text:p>
          </table:table-cell>
          <table:table-cell office:value-type="float" office:value="1003196">
            <text:p>1003196</text:p>
          </table:table-cell>
          <table:table-cell/>
          <table:table-cell office:value-type="string">
            <text:p>LED, 3mm. <text:s/>Red.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 office:value-type="string">
            <text:p>Q1,2,3</text:p>
          </table:table-cell>
          <table:table-cell table:style-name="ce5" office:value-type="string">
            <text:p>Farnell</text:p>
          </table:table-cell>
          <table:table-cell office:value-type="float" office:value="9846204">
            <text:p>9846204</text:p>
          </table:table-cell>
          <table:table-cell office:value-type="string">
            <text:p>FDS4435</text:p>
          </table:table-cell>
          <table:table-cell office:value-type="string">
            <text:p>MOSFET – SO-8</text:p>
          </table:table-cell>
          <table:table-cell table:style-name="ce8"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string">
            <text:p>Q4,5,6</text:p>
          </table:table-cell>
          <table:table-cell table:style-name="ce5" office:value-type="string">
            <text:p>Farnell</text:p>
          </table:table-cell>
          <table:table-cell office:value-type="float" office:value="1021754">
            <text:p>1021754</text:p>
          </table:table-cell>
          <table:table-cell office:value-type="string">
            <text:p>2N7002</text:p>
          </table:table-cell>
          <table:table-cell office:value-type="string">
            <text:p>MOSTFET n-channel, SOT23</text:p>
          </table:table-cell>
          <table:table-cell table:style-name="ce8"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string">
            <text:p>R1,9,10,11,12,15,21,22,23,24</text:p>
          </table:table-cell>
          <table:table-cell table:style-name="ce5" office:value-type="string">
            <text:p>Farnell</text:p>
          </table:table-cell>
          <table:table-cell office:value-type="float" office:value="9331930">
            <text:p>9331930</text:p>
          </table:table-cell>
          <table:table-cell/>
          <table:table-cell office:value-type="string">
            <text:p>RESISTOR, 0603 220K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 office:value-type="string">
            <text:p>R16</text:p>
          </table:table-cell>
          <table:table-cell table:style-name="ce5" office:value-type="string">
            <text:p>Farnell</text:p>
          </table:table-cell>
          <table:table-cell office:value-type="float" office:value="9331247">
            <text:p>9331247</text:p>
          </table:table-cell>
          <table:table-cell/>
          <table:table-cell office:value-type="string">
            <text:p>RESISTOR, 0603 4K7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R18</text:p>
          </table:table-cell>
          <table:table-cell table:style-name="ce5" office:value-type="string">
            <text:p>Farnell</text:p>
          </table:table-cell>
          <table:table-cell office:value-type="float" office:value="612534">
            <text:p>612534</text:p>
          </table:table-cell>
          <table:table-cell/>
          <table:table-cell office:value-type="string">
            <text:p>RESISTOR, 0603 2K7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R2,13,17,19</text:p>
          </table:table-cell>
          <table:table-cell table:style-name="ce5" office:value-type="string">
            <text:p>Farnell</text:p>
          </table:table-cell>
          <table:table-cell office:value-type="float" office:value="9330399">
            <text:p>9330399</text:p>
            <draw:frame table:end-cell-address="Sheet3.C28" table:end-x="0.0102in" table:end-y="0.0437in" draw:z-index="0" draw:name="http://img-europe.electrocomponents.com/uk/img/site/symbols/newSmall.gif" draw:style-name="gr1" draw:text-style-name="P1" svg:width="0.0098in" svg:height="0.0098in" svg:x="0.0004in" svg:y="0.0339in">
              <draw:image xlink:href="http://img-europe.electrocomponents.com/uk/img/site/symbols/newSmall.gif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RESISTOR, 0603 10K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office:value-type="string">
            <text:p>R20</text:p>
          </table:table-cell>
          <table:table-cell table:style-name="ce5" office:value-type="string">
            <text:p>Farnell</text:p>
          </table:table-cell>
          <table:table-cell office:value-type="float" office:value="9330984">
            <text:p>9330984</text:p>
          </table:table-cell>
          <table:table-cell/>
          <table:table-cell office:value-type="string">
            <text:p>RESISTOR, 0603 30K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R25,26,27</text:p>
          </table:table-cell>
          <table:table-cell table:style-name="ce5" office:value-type="string">
            <text:p>Farnell</text:p>
          </table:table-cell>
          <table:table-cell office:value-type="float" office:value="1200362">
            <text:p>1200362</text:p>
          </table:table-cell>
          <table:table-cell office:value-type="string">
            <text:p>OAR1 - R040FI</text:p>
          </table:table-cell>
          <table:table-cell office:value-type="string">
            <text:p>Resistor, 1% 0R040</text:p>
          </table:table-cell>
          <table:table-cell table:style-name="ce8"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string">
            <text:p>R29</text:p>
          </table:table-cell>
          <table:table-cell office:value-type="string">
            <text:p>NOT FITTED</text:p>
          </table:table-cell>
          <table:table-cell table:number-columns-repeated="2"/>
          <table:table-cell office:value-type="string">
            <text:p>NOT FITTED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R3,4,5,6,7,8,14</text:p>
          </table:table-cell>
          <table:table-cell table:style-name="ce5" office:value-type="string">
            <text:p>Farnell</text:p>
          </table:table-cell>
          <table:table-cell office:value-type="float" office:value="9331018">
            <text:p>9331018</text:p>
          </table:table-cell>
          <table:table-cell/>
          <table:table-cell office:value-type="string">
            <text:p>RESISTOR, 0603 330R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 office:value-type="string">
            <text:p>RL1</text:p>
          </table:table-cell>
          <table:table-cell table:style-name="ce5" office:value-type="string">
            <text:p>Farnell</text:p>
          </table:table-cell>
          <table:table-cell office:value-type="float" office:value="1094018">
            <text:p>1094018</text:p>
          </table:table-cell>
          <table:table-cell/>
          <table:table-cell office:value-type="string">
            <text:p>Relay, SPCO 5V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S1</text:p>
          </table:table-cell>
          <table:table-cell table:style-name="ce5" office:value-type="string">
            <text:p>Farnell</text:p>
          </table:table-cell>
          <table:table-cell office:value-type="float" office:value="9471600">
            <text:p>9471600</text:p>
          </table:table-cell>
          <table:table-cell/>
          <table:table-cell office:value-type="string">
            <text:p>4 Piano Key DIL</text:p>
          </table:table-cell>
          <table:table-cell table:style-name="ce8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X1</text:p>
          </table:table-cell>
          <table:table-cell table:style-name="ce5" office:value-type="string">
            <text:p>Farnell</text:p>
          </table:table-cell>
          <table:table-cell office:value-type="float" office:value="9713352">
            <text:p>9713352</text:p>
          </table:table-cell>
          <table:table-cell/>
          <table:table-cell office:value-type="string">
            <text:p>CRYSTAL, SMD 20.00MHZ</text:p>
          </table:table-cell>
          <table:table-cell table:style-name="ce8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XBEE</text:p>
          </table:table-cell>
          <table:table-cell table:style-name="ce5" office:value-type="string">
            <text:p>Farnell</text:p>
          </table:table-cell>
          <table:table-cell office:value-type="float" office:value="1109732">
            <text:p>1109732</text:p>
          </table:table-cell>
          <table:table-cell/>
          <table:table-cell office:value-type="string">
            <text:p>Header, 10 way. 2mm pitch</text:p>
          </table:table-cell>
          <table:table-cell table:style-name="ce8" office:value-type="float" office:value="2">
            <text:p>2</text:p>
          </table:table-cell>
          <table:table-cell office:value-type="string">
            <text:p>Two 10-pin connectors</text:p>
          </table:table-cell>
          <table:table-cell table:number-columns-repeated="2"/>
        </table:table-row>
        <table:table-row table:style-name="ro1" table:number-rows-repeated="5">
          <table:table-cell table:number-columns-repeated="9"/>
        </table:table-row>
        <table:table-row table:style-name="ro1">
          <table:table-cell/>
          <table:table-cell table:style-name="ce5" table:number-columns-repeated="5"/>
          <table:table-cell table:number-columns-repeated="3"/>
        </table:table-row>
        <table:table-row table:style-name="ro1">
          <table:table-cell office:value-type="string">
            <text:p>new parts 2009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2">
          <table:table-cell/>
          <table:table-cell office:value-type="string">
            <text:p>Farnell</text:p>
          </table:table-cell>
          <table:table-cell table:style-name="ce6" office:value-type="float" office:value="1162740">
            <text:p>1162740</text:p>
          </table:table-cell>
          <table:table-cell office:value-type="string">
            <text:p>0031.8201 — SCHURTER — Fuse Holder</text:p>
          </table:table-cell>
          <table:table-cell/>
          <table:table-cell office:value-type="float" office:value="1">
            <text:p>1</text:p>
          </table:table-cell>
          <table:table-cell table:style-name="ce6"/>
          <table:table-cell table:style-name="ce13" office:value-type="float" office:value="0.172">
            <text:p>0.172</text:p>
          </table:table-cell>
          <table:table-cell/>
        </table:table-row>
        <table:table-row table:style-name="ro2">
          <table:table-cell/>
          <table:table-cell office:value-type="string">
            <text:p>Farnell</text:p>
          </table:table-cell>
          <table:table-cell table:style-name="ce6" office:value-type="float" office:value="3882391">
            <text:p>3882391</text:p>
          </table:table-cell>
          <table:table-cell office:value-type="string">
            <text:p>CTB9550/2 — CAMDEN ELECTRONICS — Miscellaneous</text:p>
          </table:table-cell>
          <table:table-cell office:value-type="string">
            <text:p>HEADER, RIGHT ANGLE, 2WAY</text:p>
          </table:table-cell>
          <table:table-cell office:value-type="float" office:value="4">
            <text:p>4</text:p>
          </table:table-cell>
          <table:table-cell/>
          <table:table-cell office:value-type="float" office:value="0.94">
            <text:p>0.9400</text:p>
          </table:table-cell>
          <table:table-cell office:value-type="string">
            <text:p>at 160pc</text:p>
          </table:table-cell>
        </table:table-row>
        <table:table-row table:style-name="ro2">
          <table:table-cell/>
          <table:table-cell office:value-type="string">
            <text:p>Farnell</text:p>
          </table:table-cell>
          <table:table-cell table:style-name="ce6" office:value-type="float" office:value="3882275">
            <text:p>3882275</text:p>
          </table:table-cell>
          <table:table-cell office:value-type="string">
            <text:p>CTB9400/2 — CAMDEN ELECTRONICS — Standard</text:p>
          </table:table-cell>
          <table:table-cell table:style-name="ce6" office:value-type="string">
            <text:p>TERMINAL BLOCK, PLUG-IN, 2WAY</text:p>
          </table:table-cell>
          <table:table-cell office:value-type="float" office:value="4">
            <text:p>4</text:p>
          </table:table-cell>
          <table:table-cell/>
          <table:table-cell office:value-type="float" office:value="0.36">
            <text:p>0.3600</text:p>
          </table:table-cell>
          <table:table-cell office:value-type="string">
            <text:p>at 160pc</text:p>
          </table:table-cell>
        </table:table-row>
        <table:table-row table:style-name="ro2">
          <table:table-cell/>
          <table:table-cell office:value-type="string">
            <text:p>Farnell</text:p>
          </table:table-cell>
          <table:table-cell table:style-name="ce6" office:value-type="float" office:value="1435949">
            <text:p>1435949</text:p>
          </table:table-cell>
          <table:table-cell office:value-type="string">
            <text:p>CRA2512-FZ-R040ELF — BOURNS — Fixed</text:p>
          </table:table-cell>
          <table:table-cell table:style-name="ce6" office:value-type="string">
            <text:p>RESISTOR, 0R040 1% 3W, 2512 CASE</text:p>
          </table:table-cell>
          <table:table-cell office:value-type="float" office:value="4">
            <text:p>4</text:p>
          </table:table-cell>
          <table:table-cell/>
          <table:table-cell office:value-type="float" office:value="0.165">
            <text:p>0.1650</text:p>
          </table:table-cell>
          <table:table-cell office:value-type="string">
            <text:p>at120pc</text:p>
          </table:table-cell>
        </table:table-row>
        <table:table-row table:style-name="ro2">
          <table:table-cell/>
          <table:table-cell office:value-type="string">
            <text:p>Farnell</text:p>
          </table:table-cell>
          <table:table-cell table:style-name="ce6" office:value-type="float" office:value="1463496">
            <text:p>1463496</text:p>
          </table:table-cell>
          <table:table-cell office:value-type="string">
            <text:p>SDR1006-180ML — BOURNS — Inductors, Chokes &amp; Coils</text:p>
          </table:table-cell>
          <table:table-cell table:style-name="ce6" office:value-type="string">
            <text:p>NDUCTOR, 18UH, 3.8A, 20%</text:p>
          </table:table-cell>
          <table:table-cell table:number-columns-repeated="2"/>
          <table:table-cell office:value-type="float" office:value="0.29">
            <text:p>0.2900</text:p>
          </table:table-cell>
          <table:table-cell office:value-type="string">
            <text:p>no brk</text:p>
          </table:table-cell>
        </table:table-row>
        <table:table-row table:style-name="ro2">
          <table:table-cell/>
          <table:table-cell office:value-type="string">
            <text:p>Farnell</text:p>
          </table:table-cell>
          <table:table-cell table:style-name="ce6" office:value-type="float" office:value="9694390">
            <text:p>9694390</text:p>
          </table:table-cell>
          <table:table-cell office:value-type="string">
            <text:p>EEEFC1C680P — PANASONIC — Aluminium Electrolytic </text:p>
          </table:table-cell>
          <table:table-cell table:style-name="ce6" office:value-type="string">
            <text:p>CAPACITOR, CASE E, 68UF, 16V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Farnell</text:p>
          </table:table-cell>
          <table:table-cell office:value-type="string">
            <text:p>3835870</text:p>
          </table:table-cell>
          <table:table-cell table:style-name="ce6" office:value-type="string">
            <text:p>EEVFK1C221P.</text:p>
          </table:table-cell>
          <table:table-cell table:style-name="ce6" office:value-type="string">
            <text:p>CAPACITOR, CASE E 220UF 16V 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float" office:value="1463377">
            <text:p>1463377</text:p>
          </table:table-cell>
          <table:table-cell office:value-type="string">
            <text:p>JMK212BJ106KD-T — TAIYO YUDEN — Ceramic Multi-layer</text:p>
          </table:table-cell>
          <table:table-cell table:style-name="ce6" office:value-type="string">
            <text:p>CAPACITOR, 0805, 10UF, 6.3V, X5R</text:p>
          </table:table-cell>
          <table:table-cell office:value-type="float" office:value="1">
            <text:p>1</text:p>
          </table:table-cell>
          <table:table-cell/>
          <table:table-cell office:value-type="float" office:value="0.05">
            <text:p>0.0500</text:p>
          </table:table-cell>
          <table:table-cell office:value-type="string">
            <text:p>no brk</text:p>
          </table:table-cell>
        </table:table-row>
        <table:table-row table:style-name="ro2">
          <table:table-cell table:number-columns-repeated="2"/>
          <table:table-cell office:value-type="float" office:value="1454380">
            <text:p>1454380</text:p>
          </table:table-cell>
          <table:table-cell office:value-type="string">
            <text:p>MC34231-011-21 — MULTICOMP — Rocker</text:p>
          </table:table-cell>
          <table:table-cell table:style-name="ce6" office:value-type="string">
            <text:p>ROCKER SWITCH, SPDT, BLACK</text:p>
          </table:table-cell>
          <table:table-cell office:value-type="float" office:value="1">
            <text:p>1</text:p>
          </table:table-cell>
          <table:table-cell/>
          <table:table-cell office:value-type="float" office:value="0.89">
            <text:p>0.8900</text:p>
          </table:table-cell>
          <table:table-cell/>
        </table:table-row>
        <table:table-row table:style-name="ro1">
          <table:table-cell table:number-columns-repeated="2"/>
          <table:table-cell table:style-name="ce6" office:value-type="float" office:value="1555992">
            <text:p>1555992</text:p>
          </table:table-cell>
          <table:table-cell office:value-type="string">
            <text:p>FSM8JSMA — TYCO ELECTRONICS — Pushbutton </text:p>
          </table:table-cell>
          <table:table-cell table:style-name="ce6" office:value-type="string">
            <text:p>SWITCH, TACTILE, SPNO, SMD</text:p>
          </table:table-cell>
          <table:table-cell office:value-type="float" office:value="1">
            <text:p>1</text:p>
          </table:table-cell>
          <table:table-cell/>
          <table:table-cell office:value-type="float" office:value="0.133">
            <text:p>0.1330</text:p>
          </table:table-cell>
          <table:table-cell office:value-type="string">
            <text:p>bgs o 25</text:p>
          </table:table-cell>
        </table:table-row>
        <table:table-row table:style-name="ro1" table:number-rows-repeated="65481">
          <table:table-cell table:number-columns-repeated="9"/>
        </table:table-row>
        <table:table-row table:style-name="ro1">
          <table:table-cell table:number-columns-repeated="9"/>
        </table:table-row>
      </table:table>
      <table:database-ranges>
        <table:database-range table:target-range-address="Sheet1.B2:Sheet1.P40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LGC Sans" svg:font-family="'DejaVu LGC San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en" style:country-asian="US" style:font-name-complex="DejaVu Sans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15" number:min-integer-digits="1" number:decimal-replacement=""/>
    </number:number-style>
    <number:number-style style:name="N118">
      <number:number number:decimal-places="3" number:min-integer-digits="1"/>
    </number:number-style>
    <number:number-style style:name="N119">
      <number:number number:decimal-places="4" number:min-integer-digits="1"/>
    </number:number-style>
    <number:currency-style style:name="N121P0" style:volatile="true">
      <number:currency-symbol>$</number:currency-symbol>
      <number:number number:decimal-places="2" number:min-integer-digits="1" number:grouping="true"/>
    </number:currency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date-style style:name="N122">
      <number:month number:textual="true"/>
      <number:text>-</number:text>
      <number:year/>
    </number:date-style>
    <number:number-style style:name="N124P0" style:volatile="true">
      <number:number number:decimal-places="0" number:min-integer-digits="1" number:grouping="true"/>
      <number:text>_ </number:text>
    </number:number-style>
    <number:number-style style:name="N124">
      <number:text>[Red]-</number:text>
      <number:number number:decimal-places="0" number:min-integer-digits="1" number:grouping="true"/>
      <number:text> </number:text>
      <style:map style:condition="value()&gt;=0" style:apply-style-name="N124P0"/>
    </number:number-style>
    <number:number-style style:name="N125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8-25">08/25/2008</text:date>, <text:time>14:30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6$Build-9226</meta:generator>
    <meta:initial-creator>Robert Spanton</meta:initial-creator>
    <meta:creation-date>2007-09-03T10:05:19</meta:creation-date>
    <dc:creator>Tom Bennellick</dc:creator>
    <dc:date>2008-08-25T14:30:41</dc:date>
    <meta:editing-cycles>49</meta:editing-cycles>
    <meta:editing-duration>PT6H15M0S</meta:editing-duration>
    <meta:user-defined meta:name="Info 1"/>
    <meta:user-defined meta:name="Info 2"/>
    <meta:user-defined meta:name="Info 3"/>
    <meta:user-defined meta:name="Info 4"/>
    <meta:document-statistic meta:table-count="3" meta:cell-count="713" meta:object-count="2"/>
  </office:meta>
</office:document-meta>
</file>